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5B11D91313492E4731.png" manifest:media-type="image/png"/>
  <manifest:file-entry manifest:full-path="Pictures/100002010000021400000303455AA55FC0444405.png" manifest:media-type="image/png"/>
  <manifest:file-entry manifest:full-path="Pictures/1000020100000448000003561B53AAF1049C8FBD.png" manifest:media-type="image/png"/>
  <manifest:file-entry manifest:full-path="Pictures/10000201000002DE000001D7E0B56F51F250D20E.png" manifest:media-type="image/png"/>
  <manifest:file-entry manifest:full-path="Pictures/10000201000005EF000002D6CB7738DF7FD08C99.png" manifest:media-type="image/png"/>
  <manifest:file-entry manifest:full-path="Pictures/10000201000002AD000002F08C06C38DB4BC7A22.png" manifest:media-type="image/png"/>
  <manifest:file-entry manifest:full-path="Pictures/100002010000041D0000034CA60FFA398B586DA1.png" manifest:media-type="image/png"/>
  <manifest:file-entry manifest:full-path="Pictures/100002010000047600000350071D357E3CFEEC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98cm" style:rel-column-width="32760*"/>
    </style:style>
    <style:style style:name="Table7.B" style:family="table-column">
      <style:table-column-properties style:column-width="8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98cm" style:rel-column-width="32760*"/>
    </style:style>
    <style:style style:name="Table9.B" style:family="table-column">
      <style:table-column-properties style:column-width="8.502cm" style:rel-column-width="327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497cm" style:rel-column-width="4817*"/>
    </style:style>
    <style:style style:name="Table11.B" style:family="table-column">
      <style:table-column-properties style:column-width="8.504cm" style:rel-column-width="4821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rsid="001bdf0a" officeooo:paragraph-rsid="00b4d101"/>
    </style:style>
    <style:style style:name="P14" style:family="paragraph" style:parent-style-name="Standard">
      <style:text-properties officeooo:rsid="001bdf0a" officeooo:paragraph-rsid="00be0784"/>
    </style:style>
    <style:style style:name="P15" style:family="paragraph" style:parent-style-name="Standard">
      <style:text-properties officeooo:rsid="001bdf0a" officeooo:paragraph-rsid="00c5061e"/>
    </style:style>
    <style:style style:name="P16" style:family="paragraph" style:parent-style-name="Standard">
      <style:text-properties officeooo:rsid="001bdf0a" officeooo:paragraph-rsid="00d8fbfd"/>
    </style:style>
    <style:style style:name="P17" style:family="paragraph" style:parent-style-name="Standard">
      <style:text-properties officeooo:paragraph-rsid="001aea73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20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21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22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23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4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5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6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7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8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9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30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31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32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33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34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5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6" style:family="paragraph" style:parent-style-name="Standard">
      <style:text-properties fo:font-weight="bold" officeooo:rsid="00a47176" officeooo:paragraph-rsid="00a47176" style:font-weight-asian="bold" style:font-weight-complex="bold"/>
    </style:style>
    <style:style style:name="P37" style:family="paragraph" style:parent-style-name="Standard">
      <style:text-properties officeooo:rsid="001cb0da" officeooo:paragraph-rsid="001cb0da"/>
    </style:style>
    <style:style style:name="P38" style:family="paragraph" style:parent-style-name="Standard">
      <style:text-properties officeooo:rsid="002255f9" officeooo:paragraph-rsid="002255f9"/>
    </style:style>
    <style:style style:name="P39" style:family="paragraph" style:parent-style-name="Standard">
      <style:text-properties officeooo:rsid="00238881" officeooo:paragraph-rsid="00238881"/>
    </style:style>
    <style:style style:name="P40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41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43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44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45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54" style:family="paragraph" style:parent-style-name="Standard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63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64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65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10baa" style:font-weight-asian="normal" style:font-weight-complex="normal"/>
    </style:style>
    <style:style style:name="P66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8ee01" style:font-weight-asian="normal" style:font-weight-complex="normal"/>
    </style:style>
    <style:style style:name="P67" style:family="paragraph" style:parent-style-name="Standard">
      <style:text-properties style:text-underline-style="solid" style:text-underline-width="auto" style:text-underline-color="font-color" fo:font-weight="normal" officeooo:rsid="00b8e261" officeooo:paragraph-rsid="00b8e261" style:font-weight-asian="normal" style:font-weight-complex="normal"/>
    </style:style>
    <style:style style:name="P68" style:family="paragraph" style:parent-style-name="Standard">
      <style:text-properties officeooo:rsid="002b217f" officeooo:paragraph-rsid="002b217f"/>
    </style:style>
    <style:style style:name="P69" style:family="paragraph" style:parent-style-name="Standard">
      <style:text-properties officeooo:rsid="002b217f" officeooo:paragraph-rsid="002e343f"/>
    </style:style>
    <style:style style:name="P70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b8b826" style:font-size-asian="16pt" style:font-weight-asian="bold" style:font-size-complex="16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c87cff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dccf30" officeooo:paragraph-rsid="00dccf30" style:font-size-asian="16pt" style:font-weight-asian="bold" style:font-size-complex="16pt" style:font-weight-complex="bold"/>
    </style:style>
    <style:style style:name="P84" style:family="paragraph" style:parent-style-name="Standard">
      <style:text-properties officeooo:rsid="002e343f" officeooo:paragraph-rsid="002e343f"/>
    </style:style>
    <style:style style:name="P85" style:family="paragraph" style:parent-style-name="Standard">
      <style:text-properties officeooo:rsid="0030a956" officeooo:paragraph-rsid="0030a956"/>
    </style:style>
    <style:style style:name="P86" style:family="paragraph" style:parent-style-name="Standard">
      <style:text-properties officeooo:rsid="00325905" officeooo:paragraph-rsid="00325905"/>
    </style:style>
    <style:style style:name="P87" style:family="paragraph" style:parent-style-name="Standard">
      <style:text-properties officeooo:rsid="0033dfef" officeooo:paragraph-rsid="0033dfef"/>
    </style:style>
    <style:style style:name="P88" style:family="paragraph" style:parent-style-name="Standard">
      <style:text-properties officeooo:rsid="0033f2bb" officeooo:paragraph-rsid="0033f2bb"/>
    </style:style>
    <style:style style:name="P89" style:family="paragraph" style:parent-style-name="Standard">
      <style:text-properties officeooo:rsid="0036c3c1" officeooo:paragraph-rsid="0036c3c1"/>
    </style:style>
    <style:style style:name="P90" style:family="paragraph" style:parent-style-name="Standard">
      <style:text-properties style:text-underline-style="none" officeooo:rsid="001bdf0a" officeooo:paragraph-rsid="00325905"/>
    </style:style>
    <style:style style:name="P91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6da8ce" officeooo:paragraph-rsid="00b4d101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1bdf0a" officeooo:paragraph-rsid="00b4d101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8b826" officeooo:paragraph-rsid="00c87cff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b8b826" officeooo:paragraph-rsid="00dccf30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b10baa" officeooo:paragraph-rsid="00be0784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b10baa" officeooo:paragraph-rsid="00c5061e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b10baa" officeooo:paragraph-rsid="00c4b1ce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b10baa" officeooo:paragraph-rsid="00c87cff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b10baa" officeooo:paragraph-rsid="00d34a60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b10baa" officeooo:paragraph-rsid="00d52c10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b10baa" officeooo:paragraph-rsid="00d8fbfd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b10baa" officeooo:paragraph-rsid="00edb38f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b8e261" officeooo:paragraph-rsid="00b8e261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b9fe73" officeooo:paragraph-rsid="00b9fe73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bb7ff5" officeooo:paragraph-rsid="00bb7ff5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be0784" officeooo:paragraph-rsid="00be0784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c36a84" officeooo:paragraph-rsid="00c36a84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c4b1ce" officeooo:paragraph-rsid="00c4b1ce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c9d607" officeooo:paragraph-rsid="00c9d607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cc9ebe" officeooo:paragraph-rsid="00c5061e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d34a60" officeooo:paragraph-rsid="00d34a60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d34a60" officeooo:paragraph-rsid="00d5d088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d9cd4c" officeooo:paragraph-rsid="00d8fbfd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d9cd4c" officeooo:paragraph-rsid="00d9cd4c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e13b9d" officeooo:paragraph-rsid="00e13b9d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e13b9d" officeooo:paragraph-rsid="00e7bb6d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e609a9" officeooo:paragraph-rsid="00e609a9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e7bb6d" officeooo:paragraph-rsid="00e7bb6d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e9d6ba" officeooo:paragraph-rsid="00e9d6ba" style:font-weight-asian="normal" style:font-weight-complex="normal"/>
    </style:style>
    <style:style style:name="P144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145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146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147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48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49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50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151" style:family="paragraph" style:parent-style-name="Standard">
      <style:text-properties style:text-underline-style="none" fo:font-weight="bold" officeooo:rsid="00b8b826" officeooo:paragraph-rsid="00b8b826" style:font-weight-asian="bold" style:font-weight-complex="bold"/>
    </style:style>
    <style:style style:name="P152" style:family="paragraph" style:parent-style-name="Standard">
      <style:text-properties style:text-underline-style="none" fo:font-weight="bold" officeooo:rsid="00b8e261" officeooo:paragraph-rsid="00b8e261" style:font-weight-asian="bold" style:font-weight-complex="bold"/>
    </style:style>
    <style:style style:name="P153" style:family="paragraph" style:parent-style-name="Standard">
      <style:text-properties style:text-underline-style="none" fo:font-weight="bold" officeooo:rsid="00b9fe73" officeooo:paragraph-rsid="00b9fe73" style:font-weight-asian="bold" style:font-weight-complex="bold"/>
    </style:style>
    <style:style style:name="P154" style:family="paragraph" style:parent-style-name="Standard">
      <style:text-properties style:text-underline-style="none" fo:font-weight="bold" officeooo:rsid="00d8fbfd" officeooo:paragraph-rsid="00d8fbfd" style:font-weight-asian="bold" style:font-weight-complex="bold"/>
    </style:style>
    <style:style style:name="P155" style:family="paragraph" style:parent-style-name="Standard">
      <style:text-properties style:text-underline-style="none" fo:font-weight="bold" officeooo:rsid="00e13b9d" officeooo:paragraph-rsid="00e13b9d" style:font-weight-asian="bold" style:font-weight-complex="bold"/>
    </style:style>
    <style:style style:name="P156" style:family="paragraph" style:parent-style-name="Standard">
      <style:text-properties style:text-underline-style="none" fo:font-weight="bold" officeooo:rsid="00e9d6ba" officeooo:paragraph-rsid="00e9d6ba" style:font-weight-asian="bold" style:font-weight-complex="bold"/>
    </style:style>
    <style:style style:name="P157" style:family="paragraph" style:parent-style-name="Standard">
      <style:text-properties officeooo:rsid="003a0806" officeooo:paragraph-rsid="003a0806"/>
    </style:style>
    <style:style style:name="P158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159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160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61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62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63" style:family="paragraph" style:parent-style-name="Standard">
      <style:text-properties fo:font-size="10pt" style:text-underline-style="none" officeooo:rsid="001bdf0a" officeooo:paragraph-rsid="00b6452d" style:font-size-asian="10pt" style:font-size-complex="10pt"/>
    </style:style>
    <style:style style:name="P164" style:family="paragraph" style:parent-style-name="Standard">
      <style:text-properties fo:font-size="10pt" style:text-underline-style="none" officeooo:rsid="001bdf0a" officeooo:paragraph-rsid="00be0784" style:font-size-asian="10pt" style:font-size-complex="10pt"/>
    </style:style>
    <style:style style:name="P165" style:family="paragraph" style:parent-style-name="Standard">
      <style:text-properties fo:font-size="10pt" style:text-underline-style="none" officeooo:rsid="001bdf0a" officeooo:paragraph-rsid="00c0a604" style:font-size-asian="10pt" style:font-size-complex="10pt"/>
    </style:style>
    <style:style style:name="P166" style:family="paragraph" style:parent-style-name="Standard">
      <style:text-properties fo:font-size="10pt" style:text-underline-style="none" officeooo:rsid="001bdf0a" officeooo:paragraph-rsid="00c6b4a0" style:font-size-asian="10pt" style:font-size-complex="10pt"/>
    </style:style>
    <style:style style:name="P167" style:family="paragraph" style:parent-style-name="Standard">
      <style:text-properties fo:font-size="10pt" style:text-underline-style="none" officeooo:rsid="001bdf0a" officeooo:paragraph-rsid="00c5061e" style:font-size-asian="10pt" style:font-size-complex="10pt"/>
    </style:style>
    <style:style style:name="P168" style:family="paragraph" style:parent-style-name="Standard">
      <style:text-properties fo:font-size="10pt" style:text-underline-style="none" officeooo:rsid="001bdf0a" officeooo:paragraph-rsid="00d8fbfd" style:font-size-asian="10pt" style:font-size-complex="10pt"/>
    </style:style>
    <style:style style:name="P169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170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171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172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173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174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176" style:family="paragraph" style:parent-style-name="Standard">
      <style:text-properties fo:font-size="10pt" style:text-underline-style="none" fo:font-weight="normal" officeooo:rsid="00b10baa" officeooo:paragraph-rsid="00b8ee01" style:font-size-asian="10pt" style:font-weight-asian="normal" style:font-size-complex="10pt" style:font-weight-complex="normal"/>
    </style:style>
    <style:style style:name="P177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178" style:family="paragraph" style:parent-style-name="Standard">
      <style:text-properties fo:font-size="10pt" style:text-underline-style="none" fo:font-weight="normal" officeooo:rsid="00b10baa" officeooo:paragraph-rsid="00d34a60" style:font-size-asian="10pt" style:font-weight-asian="normal" style:font-size-complex="10pt" style:font-weight-complex="normal"/>
    </style:style>
    <style:style style:name="P179" style:family="paragraph" style:parent-style-name="Standard">
      <style:text-properties fo:font-size="10pt" style:text-underline-style="none" fo:font-weight="normal" officeooo:rsid="00b10baa" officeooo:paragraph-rsid="00d8fbfd" style:font-size-asian="10pt" style:font-weight-asian="normal" style:font-size-complex="10pt" style:font-weight-complex="normal"/>
    </style:style>
    <style:style style:name="P180" style:family="paragraph" style:parent-style-name="Standard">
      <style:text-properties fo:font-size="10pt" style:text-underline-style="none" fo:font-weight="normal" officeooo:rsid="00b10baa" officeooo:paragraph-rsid="00ddefe6" style:font-size-asian="10pt" style:font-weight-asian="normal" style:font-size-complex="10pt" style:font-weight-complex="normal"/>
    </style:style>
    <style:style style:name="P181" style:family="paragraph" style:parent-style-name="Standard">
      <style:text-properties fo:font-size="10pt" style:text-underline-style="none" fo:font-weight="normal" officeooo:rsid="00be0784" officeooo:paragraph-rsid="00be0784" style:font-size-asian="10pt" style:font-weight-asian="normal" style:font-size-complex="10pt" style:font-weight-complex="normal"/>
    </style:style>
    <style:style style:name="P182" style:family="paragraph" style:parent-style-name="Standard">
      <style:text-properties fo:font-size="10pt" style:text-underline-style="none" fo:font-weight="bold" officeooo:rsid="00b10baa" officeooo:paragraph-rsid="00b8ee01" style:font-size-asian="10pt" style:font-weight-asian="bold" style:font-size-complex="10pt" style:font-weight-complex="bold"/>
    </style:style>
    <style:style style:name="P183" style:family="paragraph" style:parent-style-name="Standard">
      <style:text-properties fo:font-size="10pt" style:text-underline-style="none" fo:font-weight="bold" officeooo:rsid="00b10baa" officeooo:paragraph-rsid="00b10baa" style:font-size-asian="10pt" style:font-weight-asian="bold" style:font-size-complex="10pt" style:font-weight-complex="bold"/>
    </style:style>
    <style:style style:name="P184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185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86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87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88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89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190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191" style:family="paragraph" style:parent-style-name="Standard">
      <style:text-properties fo:font-size="10pt" officeooo:rsid="001bdf0a" officeooo:paragraph-rsid="00b4d101" style:font-size-asian="10pt" style:font-size-complex="10pt"/>
    </style:style>
    <style:style style:name="P192" style:family="paragraph" style:parent-style-name="Standard">
      <style:text-properties fo:font-size="10pt" officeooo:rsid="001bdf0a" officeooo:paragraph-rsid="00be0784" style:font-size-asian="10pt" style:font-size-complex="10pt"/>
    </style:style>
    <style:style style:name="P193" style:family="paragraph" style:parent-style-name="Standard">
      <style:text-properties fo:font-size="10pt" officeooo:rsid="001bdf0a" officeooo:paragraph-rsid="00c0a604" style:font-size-asian="10pt" style:font-size-complex="10pt"/>
    </style:style>
    <style:style style:name="P194" style:family="paragraph" style:parent-style-name="Standard">
      <style:text-properties fo:font-size="10pt" officeooo:rsid="001bdf0a" officeooo:paragraph-rsid="00c5061e" style:font-size-asian="10pt" style:font-size-complex="10pt"/>
    </style:style>
    <style:style style:name="P195" style:family="paragraph" style:parent-style-name="Standard">
      <style:text-properties fo:font-size="10pt" officeooo:rsid="001bdf0a" officeooo:paragraph-rsid="00d8fbfd" style:font-size-asian="10pt" style:font-size-complex="10pt"/>
    </style:style>
    <style:style style:name="P196" style:family="paragraph" style:parent-style-name="Standard">
      <style:text-properties fo:font-size="10pt" officeooo:rsid="001bdf0a" officeooo:paragraph-rsid="00edb38f" style:font-size-asian="10pt" style:font-size-complex="10pt"/>
    </style:style>
    <style:style style:name="P197" style:family="paragraph" style:parent-style-name="Standard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198" style:family="paragraph" style:parent-style-name="Standard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199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8ee01" style:font-size-asian="10pt" style:font-weight-asian="normal" style:font-size-complex="10pt" style:font-weight-complex="normal"/>
    </style:style>
    <style:style style:name="P200" style:family="paragraph" style:parent-style-name="Standard">
      <style:text-properties officeooo:rsid="00427288" officeooo:paragraph-rsid="00427288"/>
    </style:style>
    <style:style style:name="P201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202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203" style:family="paragraph" style:parent-style-name="Standard">
      <style:text-properties fo:font-weight="normal" style:font-weight-asian="normal" style:font-weight-complex="normal"/>
    </style:style>
    <style:style style:name="P204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205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206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207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208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209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210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211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212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213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214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215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216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217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218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219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220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221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222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223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224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225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226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227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228" style:family="paragraph" style:parent-style-name="Standard">
      <style:text-properties fo:font-weight="normal" officeooo:rsid="00a10698" officeooo:paragraph-rsid="00a10698" style:font-weight-asian="normal" style:font-weight-complex="normal"/>
    </style:style>
    <style:style style:name="P229" style:family="paragraph" style:parent-style-name="Standard">
      <style:text-properties fo:font-weight="normal" officeooo:rsid="00a47176" officeooo:paragraph-rsid="00a47176" style:font-weight-asian="normal" style:font-weight-complex="normal"/>
    </style:style>
    <style:style style:name="P230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231" style:family="paragraph" style:parent-style-name="Standard">
      <style:text-properties fo:font-weight="normal" officeooo:rsid="00a67470" officeooo:paragraph-rsid="00ac4773" style:font-weight-asian="normal" style:font-weight-complex="normal"/>
    </style:style>
    <style:style style:name="P232" style:family="paragraph" style:parent-style-name="Standard">
      <style:text-properties fo:font-weight="normal" officeooo:paragraph-rsid="00a67470" style:font-weight-asian="normal" style:font-weight-complex="normal"/>
    </style:style>
    <style:style style:name="P233" style:family="paragraph" style:parent-style-name="Standard">
      <style:text-properties fo:font-weight="normal" officeooo:rsid="00a88382" officeooo:paragraph-rsid="00a88382" style:font-weight-asian="normal" style:font-weight-complex="normal"/>
    </style:style>
    <style:style style:name="P234" style:family="paragraph" style:parent-style-name="Standard">
      <style:text-properties fo:font-weight="normal" officeooo:rsid="00ac4773" officeooo:paragraph-rsid="00ac4773" style:font-weight-asian="normal" style:font-weight-complex="normal"/>
    </style:style>
    <style:style style:name="P235" style:family="paragraph" style:parent-style-name="Standard">
      <style:text-properties fo:font-weight="normal" officeooo:rsid="00ace15d" officeooo:paragraph-rsid="00ace15d" style:font-weight-asian="normal" style:font-weight-complex="normal"/>
    </style:style>
    <style:style style:name="P236" style:family="paragraph" style:parent-style-name="Standard">
      <style:text-properties fo:font-weight="normal" officeooo:rsid="00ace15d" officeooo:paragraph-rsid="00aeab7b" style:font-weight-asian="normal" style:font-weight-complex="normal"/>
    </style:style>
    <style:style style:name="P237" style:family="paragraph" style:parent-style-name="Standard">
      <style:text-properties fo:font-weight="normal" officeooo:rsid="00aeab7b" officeooo:paragraph-rsid="00aeab7b" style:font-weight-asian="normal" style:font-weight-complex="normal"/>
    </style:style>
    <style:style style:name="P238" style:family="paragraph" style:parent-style-name="Standard">
      <style:text-properties fo:font-weight="normal" officeooo:rsid="00b22afa" officeooo:paragraph-rsid="00b22afa" style:font-weight-asian="normal" style:font-weight-complex="normal"/>
    </style:style>
    <style:style style:name="P239" style:family="paragraph" style:parent-style-name="Standard">
      <style:text-properties fo:font-weight="normal" officeooo:rsid="00a81054" officeooo:paragraph-rsid="00a81054" style:font-weight-asian="normal" style:font-weight-complex="normal"/>
    </style:style>
    <style:style style:name="P240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241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242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24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24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24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24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24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24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249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250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251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edb38f" style:font-weight-asian="bold" style:font-weight-complex="bold"/>
    </style:style>
    <style:style style:name="P252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253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254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255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256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257" style:family="paragraph" style:parent-style-name="Table_20_Contents">
      <style:text-properties fo:font-size="10pt" officeooo:paragraph-rsid="00c5061e" style:font-size-asian="10pt" style:font-size-complex="10pt"/>
    </style:style>
    <style:style style:name="P258" style:family="paragraph" style:parent-style-name="Table_20_Contents">
      <style:text-properties fo:font-size="10pt" officeooo:paragraph-rsid="00c6b4a0" style:font-size-asian="10pt" style:font-size-complex="10pt"/>
    </style:style>
    <style:style style:name="P259" style:family="paragraph" style:parent-style-name="Table_20_Contents">
      <style:text-properties fo:font-size="10pt" officeooo:paragraph-rsid="00d8fbfd" style:font-size-asian="10pt" style:font-size-complex="10pt"/>
    </style:style>
    <style:style style:name="P260" style:family="paragraph" style:parent-style-name="Table_20_Contents">
      <style:text-properties fo:font-size="10pt" officeooo:paragraph-rsid="00edb38f" style:font-size-asian="10pt" style:font-size-complex="10pt"/>
    </style:style>
    <style:style style:name="P261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262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26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26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26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26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26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4d101" style:font-size-asian="10pt" style:font-size-complex="10pt"/>
    </style:style>
    <style:style style:name="P268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e0784" style:font-size-asian="10pt" style:font-size-complex="10pt"/>
    </style:style>
    <style:style style:name="P269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c5061e" style:font-size-asian="10pt" style:font-size-complex="10pt"/>
    </style:style>
    <style:style style:name="P27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27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27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27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274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275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4d101" style:font-size-asian="10pt" style:font-weight-asian="bold" style:font-size-complex="10pt" style:font-weight-complex="bold"/>
    </style:style>
    <style:style style:name="P27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e0784" style:font-size-asian="10pt" style:font-weight-asian="bold" style:font-size-complex="10pt" style:font-weight-complex="bold"/>
    </style:style>
    <style:style style:name="P27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c5061e" style:font-size-asian="10pt" style:font-weight-asian="bold" style:font-size-complex="10pt" style:font-weight-complex="bold"/>
    </style:style>
    <style:style style:name="P278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d8fbfd" style:font-size-asian="10pt" style:font-weight-asian="bold" style:font-size-complex="10pt" style:font-weight-complex="bold"/>
    </style:style>
    <style:style style:name="P27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edb38f" style:font-size-asian="10pt" style:font-weight-asian="bold" style:font-size-complex="10pt" style:font-weight-complex="bold"/>
    </style:style>
    <style:style style:name="P280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281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282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283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284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285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286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287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288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289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290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291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P292" style:family="paragraph" style:parent-style-name="Table_20_Contents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93" style:family="paragraph" style:parent-style-name="Table_20_Contents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294" style:family="paragraph" style:parent-style-name="Table_20_Contents">
      <style:text-properties fo:font-size="10pt" fo:font-weight="normal" officeooo:rsid="00325905" officeooo:paragraph-rsid="00c5061e" style:font-size-asian="10pt" style:font-weight-asian="normal" style:font-size-complex="10pt" style:font-weight-complex="normal"/>
    </style:style>
    <style:style style:name="P295" style:family="paragraph" style:parent-style-name="Table_20_Contents">
      <style:text-properties fo:font-size="10pt" fo:font-weight="normal" officeooo:rsid="00325905" officeooo:paragraph-rsid="00c6b4a0" style:font-size-asian="10pt" style:font-weight-asian="normal" style:font-size-complex="10pt" style:font-weight-complex="normal"/>
    </style:style>
    <style:style style:name="P296" style:family="paragraph" style:parent-style-name="Table_20_Contents">
      <style:text-properties fo:font-size="10pt" fo:font-weight="normal" officeooo:rsid="00325905" officeooo:paragraph-rsid="00d8fbfd" style:font-size-asian="10pt" style:font-weight-asian="normal" style:font-size-complex="10pt" style:font-weight-complex="normal"/>
    </style:style>
    <style:style style:name="P297" style:family="paragraph" style:parent-style-name="Table_20_Contents">
      <style:text-properties fo:font-size="10pt" fo:font-weight="normal" officeooo:rsid="00325905" officeooo:paragraph-rsid="00edb38f" style:font-size-asian="10pt" style:font-weight-asian="normal" style:font-size-complex="10pt" style:font-weight-complex="normal"/>
    </style:style>
    <style:style style:name="P298" style:family="paragraph" style:parent-style-name="Table_20_Contents">
      <style:text-properties fo:font-size="10pt" fo:font-weight="normal" officeooo:paragraph-rsid="00d8fbfd" style:font-size-asian="10pt" style:font-weight-asian="normal" style:font-size-complex="10pt" style:font-weight-complex="normal"/>
    </style:style>
    <style:style style:name="P299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300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301" style:family="paragraph" style:parent-style-name="Table_20_Contents">
      <style:text-properties fo:font-size="10pt" style:text-underline-style="none" officeooo:rsid="0074bf43" officeooo:paragraph-rsid="00b4d101" style:font-size-asian="10pt" style:font-size-complex="10pt"/>
    </style:style>
    <style:style style:name="P302" style:family="paragraph" style:parent-style-name="Table_20_Contents">
      <style:text-properties fo:font-size="10pt" style:text-underline-style="none" officeooo:rsid="0074bf43" officeooo:paragraph-rsid="00be0784" style:font-size-asian="10pt" style:font-size-complex="10pt"/>
    </style:style>
    <style:style style:name="P303" style:family="paragraph" style:parent-style-name="Table_20_Contents">
      <style:text-properties fo:font-size="10pt" style:text-underline-style="none" officeooo:rsid="0074bf43" officeooo:paragraph-rsid="00c5061e" style:font-size-asian="10pt" style:font-size-complex="10pt"/>
    </style:style>
    <style:style style:name="P304" style:family="paragraph" style:parent-style-name="Table_20_Contents">
      <style:text-properties fo:font-size="10pt" style:text-underline-style="none" officeooo:rsid="0074bf43" officeooo:paragraph-rsid="00d8fbfd" style:font-size-asian="10pt" style:font-size-complex="10pt"/>
    </style:style>
    <style:style style:name="P305" style:family="paragraph" style:parent-style-name="Table_20_Contents">
      <style:text-properties fo:font-size="10pt" style:text-underline-style="none" officeooo:rsid="001bdf0a" officeooo:paragraph-rsid="00edb38f" style:font-size-asian="10pt" style:font-size-complex="10pt"/>
    </style:style>
    <style:style style:name="P306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307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308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309" style:family="paragraph" style:parent-style-name="Table_20_Contents">
      <style:text-properties style:text-underline-style="none" officeooo:rsid="00325905" officeooo:paragraph-rsid="00325905"/>
    </style:style>
    <style:style style:name="P310" style:family="paragraph" style:parent-style-name="Table_20_Contents">
      <style:text-properties style:text-underline-style="none" officeooo:rsid="00325905" officeooo:paragraph-rsid="003a0806"/>
    </style:style>
    <style:style style:name="P311" style:family="paragraph" style:parent-style-name="Table_20_Contents">
      <style:text-properties style:text-underline-style="none" officeooo:rsid="00325905" officeooo:paragraph-rsid="005e431f"/>
    </style:style>
    <style:style style:name="P312" style:family="paragraph" style:parent-style-name="Table_20_Contents">
      <style:text-properties style:text-underline-style="none" officeooo:rsid="00325905" officeooo:paragraph-rsid="0074af1a"/>
    </style:style>
    <style:style style:name="P313" style:family="paragraph" style:parent-style-name="Table_20_Contents">
      <style:text-properties style:text-underline-style="none" officeooo:rsid="00325905" officeooo:paragraph-rsid="00836c30"/>
    </style:style>
    <style:style style:name="P314" style:family="paragraph" style:parent-style-name="Table_20_Contents">
      <style:text-properties officeooo:paragraph-rsid="003a0806"/>
    </style:style>
    <style:style style:name="P315" style:family="paragraph" style:parent-style-name="Table_20_Contents">
      <style:text-properties officeooo:paragraph-rsid="005e431f"/>
    </style:style>
    <style:style style:name="P316" style:family="paragraph" style:parent-style-name="Table_20_Contents">
      <style:text-properties officeooo:paragraph-rsid="0074af1a"/>
    </style:style>
    <style:style style:name="P317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318" style:family="paragraph" style:parent-style-name="Table_20_Contents">
      <style:text-properties officeooo:paragraph-rsid="008ce444"/>
    </style:style>
    <style:style style:name="P319" style:family="paragraph" style:parent-style-name="Table_20_Contents">
      <style:text-properties officeooo:paragraph-rsid="00b4d101"/>
    </style:style>
    <style:style style:name="P320" style:family="paragraph" style:parent-style-name="Table_20_Contents">
      <style:text-properties officeooo:paragraph-rsid="00be0784"/>
    </style:style>
    <style:style style:name="P321" style:family="paragraph" style:parent-style-name="Table_20_Contents">
      <style:text-properties officeooo:paragraph-rsid="00c5061e"/>
    </style:style>
    <style:style style:name="P322" style:family="paragraph" style:parent-style-name="Table_20_Contents">
      <style:text-properties officeooo:paragraph-rsid="00c6b4a0"/>
    </style:style>
    <style:style style:name="P32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32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32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32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3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32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32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33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33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33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33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3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style:font-weight-asian="normal" style:font-weight-complex="normal"/>
    </style:style>
    <style:style style:name="P33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officeooo:paragraph-rsid="00a10698" style:font-weight-asian="normal" style:font-weight-complex="normal"/>
    </style:style>
    <style:style style:name="P33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6452d" style:font-weight-asian="normal" style:font-weight-complex="normal"/>
    </style:style>
    <style:style style:name="P33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8b826" style:font-weight-asian="normal" style:font-weight-complex="normal"/>
    </style:style>
    <style:style style:name="P33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c87cff" style:font-weight-asian="normal" style:font-weight-complex="normal"/>
    </style:style>
    <style:style style:name="P33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dccf30" style:font-weight-asian="normal" style:font-weight-complex="normal"/>
    </style:style>
    <style:style style:name="P340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341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342" style:family="paragraph" style:parent-style-name="Standard">
      <style:text-properties fo:font-size="10pt" officeooo:rsid="001bdf0a" officeooo:paragraph-rsid="00edb38f" style:font-size-asian="10pt" style:font-size-complex="10pt"/>
    </style:style>
    <style:style style:name="P343" style:family="paragraph" style:parent-style-name="Standard">
      <style:text-properties fo:font-size="10pt" officeooo:rsid="001bdf0a" officeooo:paragraph-rsid="00f41e36" style:font-size-asian="10pt" style:font-size-complex="10pt"/>
    </style:style>
    <style:style style:name="P344" style:family="paragraph" style:parent-style-name="Standard">
      <style:text-properties fo:font-size="10pt" fo:font-weight="bold" officeooo:rsid="001bdf0a" officeooo:paragraph-rsid="00edb38f" style:font-size-asian="10pt" style:font-weight-asian="bold" style:font-size-complex="10pt" style:font-weight-complex="bold"/>
    </style:style>
    <style:style style:name="P345" style:family="paragraph" style:parent-style-name="Standard">
      <style:text-properties fo:font-size="10pt" fo:font-weight="bold" officeooo:rsid="00f02261" officeooo:paragraph-rsid="00f02261" style:font-size-asian="10pt" style:font-weight-asian="bold" style:font-size-complex="10pt" style:font-weight-complex="bold"/>
    </style:style>
    <style:style style:name="P346" style:family="paragraph" style:parent-style-name="Standard">
      <style:text-properties fo:font-size="10pt" style:text-underline-style="none" officeooo:rsid="001bdf0a" officeooo:paragraph-rsid="00f41e36" style:font-size-asian="10pt" style:font-size-complex="10pt"/>
    </style:style>
    <style:style style:name="P347" style:family="paragraph" style:parent-style-name="Standard">
      <style:paragraph-properties fo:text-align="center" style:justify-single-word="false"/>
      <style:text-properties style:text-underline-style="none" fo:font-weight="normal" officeooo:rsid="00b10baa" officeooo:paragraph-rsid="00ea0a42" style:font-weight-asian="normal" style:font-weight-complex="normal"/>
    </style:style>
    <style:style style:name="P348" style:family="paragraph" style:parent-style-name="Standard">
      <style:text-properties style:text-underline-style="none" fo:font-weight="normal" officeooo:rsid="00f27fb0" officeooo:paragraph-rsid="00f27fb0" style:font-weight-asian="normal" style:font-weight-complex="normal"/>
    </style:style>
    <style:style style:name="P349" style:family="paragraph" style:parent-style-name="Standard">
      <style:text-properties style:text-underline-style="none" fo:font-weight="normal" officeooo:rsid="00f9ade8" officeooo:paragraph-rsid="00f9ade8" style:font-weight-asian="normal" style:font-weight-complex="normal"/>
    </style:style>
    <style:style style:name="P350" style:family="paragraph" style:parent-style-name="Standard">
      <style:text-properties style:text-underline-style="none" fo:font-weight="normal" officeooo:rsid="00f9ade8" officeooo:paragraph-rsid="00fc360b" style:font-weight-asian="normal" style:font-weight-complex="normal"/>
    </style:style>
    <style:style style:name="P351" style:family="paragraph" style:parent-style-name="Standard">
      <style:text-properties style:text-underline-style="none" fo:font-weight="normal" officeooo:rsid="00faa59a" officeooo:paragraph-rsid="00faa59a" style:font-weight-asian="normal" style:font-weight-complex="normal"/>
    </style:style>
    <style:style style:name="P352" style:family="paragraph" style:parent-style-name="Standard">
      <style:text-properties style:text-underline-style="none" fo:font-weight="normal" officeooo:rsid="00fc360b" officeooo:paragraph-rsid="00fc360b" style:font-weight-asian="normal" style:font-weight-complex="normal"/>
    </style:style>
    <style:style style:name="P353" style:family="paragraph" style:parent-style-name="Standard">
      <style:paragraph-properties fo:text-align="center" style:justify-single-word="false"/>
      <style:text-properties style:text-underline-style="none" fo:font-weight="bold" officeooo:rsid="00dccf30" officeooo:paragraph-rsid="00f91c89" style:font-weight-asian="bold" style:font-weight-complex="bold"/>
    </style:style>
    <style:style style:name="P354" style:family="paragraph" style:parent-style-name="Standard">
      <style:text-properties style:text-underline-style="none" fo:font-weight="bold" officeooo:rsid="00f9ade8" officeooo:paragraph-rsid="00f9ade8" style:font-weight-asian="bold" style:font-weight-complex="bold"/>
    </style:style>
    <style:style style:name="P355" style:family="paragraph" style:parent-style-name="Standard">
      <style:text-properties style:text-underline-style="solid" style:text-underline-width="auto" style:text-underline-color="font-color" fo:font-weight="bold" officeooo:rsid="00325905" officeooo:paragraph-rsid="00edb38f" style:font-weight-asian="bold" style:font-weight-complex="bold"/>
    </style:style>
    <style:style style:name="P35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text-underline-style="none" fo:font-weight="normal" officeooo:rsid="00f27fb0" officeooo:paragraph-rsid="00b10baa" style:font-weight-asian="normal" style:font-weight-complex="normal"/>
    </style:style>
    <style:style style:name="P35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text-underline-style="none" fo:font-weight="normal" officeooo:rsid="00f27fb0" officeooo:paragraph-rsid="00f27fb0" style:font-weight-asian="normal" style:font-weight-complex="normal"/>
    </style:style>
    <style:style style:name="P358" style:family="paragraph" style:parent-style-name="Table_20_Contents">
      <style:text-properties fo:font-size="10pt" officeooo:paragraph-rsid="00edb38f" style:font-size-asian="10pt" style:font-size-complex="10pt"/>
    </style:style>
    <style:style style:name="P359" style:family="paragraph" style:parent-style-name="Table_20_Contents">
      <style:text-properties fo:font-size="10pt" fo:font-weight="bold" officeooo:paragraph-rsid="00edb38f" style:font-size-asian="10pt" style:font-weight-asian="bold" style:font-size-complex="10pt" style:font-weight-complex="bold"/>
    </style:style>
    <style:style style:name="P360" style:family="paragraph" style:parent-style-name="Table_20_Contents">
      <style:text-properties fo:font-size="10pt" style:text-underline-style="none" officeooo:rsid="001bdf0a" officeooo:paragraph-rsid="00edb38f" style:font-size-asian="10pt" style:font-size-complex="10pt"/>
    </style:style>
    <style:style style:name="P361" style:family="paragraph" style:parent-style-name="Table_20_Contents">
      <style:text-properties fo:font-size="10pt" style:text-underline-style="none" officeooo:rsid="001bdf0a" officeooo:paragraph-rsid="00f4f5c6" style:font-size-asian="10pt" style:font-size-complex="10pt"/>
    </style:style>
    <style:style style:name="P362" style:family="paragraph" style:parent-style-name="Table_20_Contents">
      <style:text-properties fo:font-size="10pt" fo:font-weight="normal" officeooo:rsid="00325905" officeooo:paragraph-rsid="00edb38f" style:font-size-asian="10pt" style:font-weight-asian="normal" style:font-size-complex="10pt" style:font-weight-complex="normal"/>
    </style:style>
    <style:style style:name="P363" style:family="paragraph" style:parent-style-name="Table_20_Contents">
      <style:text-properties fo:font-size="10pt" fo:font-weight="normal" officeooo:rsid="00325905" officeooo:paragraph-rsid="00f8764b" style:font-size-asian="10pt" style:font-weight-asian="normal" style:font-size-complex="10pt" style:font-weight-complex="normal"/>
    </style:style>
    <style:style style:name="P364" style:family="paragraph" style:parent-style-name="Table_20_Contents">
      <style:text-properties fo:font-size="10pt" fo:font-weight="normal" officeooo:paragraph-rsid="00edb38f" style:font-size-asian="10pt" style:font-weight-asian="normal" style:font-size-complex="10pt" style:font-weight-complex="normal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fc360b" style:font-weight-asian="bold" style:font-weight-complex="bold"/>
    </style:style>
    <style:style style:name="T9" style:family="text">
      <style:text-properties fo:font-weight="bold" fo:background-color="#fff200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8da52" style:font-weight-asian="normal" style:font-weight-complex="normal"/>
    </style:style>
    <style:style style:name="T12" style:family="text">
      <style:text-properties fo:font-weight="normal" officeooo:rsid="004c81a7" style:font-weight-asian="normal" style:font-weight-complex="normal"/>
    </style:style>
    <style:style style:name="T13" style:family="text">
      <style:text-properties fo:font-weight="normal" officeooo:rsid="0052b8d0" style:font-weight-asian="normal" style:font-weight-complex="normal"/>
    </style:style>
    <style:style style:name="T14" style:family="text">
      <style:text-properties fo:font-weight="normal" officeooo:rsid="00557284" style:font-weight-asian="normal" style:font-weight-complex="normal"/>
    </style:style>
    <style:style style:name="T15" style:family="text">
      <style:text-properties fo:font-weight="normal" officeooo:rsid="00581b1f" style:font-weight-asian="normal" style:font-weight-complex="normal"/>
    </style:style>
    <style:style style:name="T16" style:family="text">
      <style:text-properties fo:font-weight="normal" officeooo:rsid="0079eb51" style:font-weight-asian="normal" style:font-weight-complex="normal"/>
    </style:style>
    <style:style style:name="T17" style:family="text">
      <style:text-properties fo:font-weight="normal" officeooo:rsid="00826324" style:font-weight-asian="normal" style:font-weight-complex="normal"/>
    </style:style>
    <style:style style:name="T18" style:family="text">
      <style:text-properties fo:font-weight="normal" officeooo:rsid="00325905" style:font-weight-asian="normal" style:font-weight-complex="normal"/>
    </style:style>
    <style:style style:name="T19" style:family="text">
      <style:text-properties fo:font-weight="normal" officeooo:rsid="00d9cd4c" style:font-weight-asian="normal" style:font-weight-complex="normal"/>
    </style:style>
    <style:style style:name="T20" style:family="text">
      <style:text-properties fo:font-weight="normal" officeooo:rsid="00e1aa66" style:font-weight-asian="normal" style:font-weight-complex="normal"/>
    </style:style>
    <style:style style:name="T21" style:family="text">
      <style:text-properties officeooo:rsid="00242002"/>
    </style:style>
    <style:style style:name="T22" style:family="text">
      <style:text-properties officeooo:rsid="00260e25"/>
    </style:style>
    <style:style style:name="T23" style:family="text">
      <style:text-properties officeooo:rsid="0029ae72"/>
    </style:style>
    <style:style style:name="T24" style:family="text">
      <style:text-properties officeooo:rsid="002d6ffe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ea0a42" style:font-size-asian="16pt" style:font-size-complex="16pt"/>
    </style:style>
    <style:style style:name="T28" style:family="text">
      <style:text-properties officeooo:rsid="0037f7b5"/>
    </style:style>
    <style:style style:name="T29" style:family="text">
      <style:text-properties officeooo:rsid="001bdf0a"/>
    </style:style>
    <style:style style:name="T30" style:family="text">
      <style:text-properties officeooo:rsid="003f5531"/>
    </style:style>
    <style:style style:name="T31" style:family="text">
      <style:text-properties officeooo:rsid="004444f6"/>
    </style:style>
    <style:style style:name="T32" style:family="text">
      <style:text-properties officeooo:rsid="00461139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officeooo:rsid="00581b1f"/>
    </style:style>
    <style:style style:name="T36" style:family="text">
      <style:text-properties officeooo:rsid="006217f5"/>
    </style:style>
    <style:style style:name="T37" style:family="text">
      <style:text-properties officeooo:rsid="00644eba"/>
    </style:style>
    <style:style style:name="T38" style:family="text">
      <style:text-properties officeooo:rsid="006bdf35"/>
    </style:style>
    <style:style style:name="T39" style:family="text">
      <style:text-properties officeooo:rsid="006d1c9f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6da8ce"/>
    </style:style>
    <style:style style:name="T42" style:family="text">
      <style:text-properties style:text-underline-style="none" officeooo:rsid="0092eeee"/>
    </style:style>
    <style:style style:name="T43" style:family="text">
      <style:text-properties style:text-underline-style="none" officeooo:rsid="00b22afa"/>
    </style:style>
    <style:style style:name="T44" style:family="text">
      <style:text-properties style:text-underline-style="none" officeooo:rsid="00b10baa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officeooo:rsid="0074af1a"/>
    </style:style>
    <style:style style:name="T47" style:family="text">
      <style:text-properties officeooo:rsid="00775785"/>
    </style:style>
    <style:style style:name="T48" style:family="text">
      <style:text-properties officeooo:rsid="007876e8"/>
    </style:style>
    <style:style style:name="T49" style:family="text">
      <style:text-properties officeooo:rsid="007cb77f"/>
    </style:style>
    <style:style style:name="T50" style:family="text">
      <style:text-properties fo:background-color="#fff200" loext:char-shading-value="0"/>
    </style:style>
    <style:style style:name="T51" style:family="text">
      <style:text-properties officeooo:rsid="008a2b06"/>
    </style:style>
    <style:style style:name="T52" style:family="text">
      <style:text-properties officeooo:rsid="007ba9f3"/>
    </style:style>
    <style:style style:name="T53" style:family="text">
      <style:text-properties officeooo:rsid="009249fb"/>
    </style:style>
    <style:style style:name="T54" style:family="text">
      <style:text-properties officeooo:rsid="0093da4c"/>
    </style:style>
    <style:style style:name="T55" style:family="text">
      <style:text-properties officeooo:rsid="0094953e"/>
    </style:style>
    <style:style style:name="T56" style:family="text">
      <style:text-properties officeooo:rsid="00a4d30b"/>
    </style:style>
    <style:style style:name="T57" style:family="text">
      <style:text-properties officeooo:rsid="00a67470"/>
    </style:style>
    <style:style style:name="T58" style:family="text">
      <style:text-properties officeooo:rsid="00ac4773"/>
    </style:style>
    <style:style style:name="T59" style:family="text">
      <style:text-properties officeooo:rsid="00aeab7b"/>
    </style:style>
    <style:style style:name="T60" style:family="text">
      <style:text-properties fo:font-size="10pt" style:text-underline-style="none" style:font-size-asian="10pt" style:font-size-complex="10pt"/>
    </style:style>
    <style:style style:name="T61" style:family="text">
      <style:text-properties officeooo:rsid="00bebc22"/>
    </style:style>
    <style:style style:name="T62" style:family="text">
      <style:text-properties officeooo:rsid="00cbd480"/>
    </style:style>
    <style:style style:name="T63" style:family="text">
      <style:text-properties officeooo:rsid="00d34a60"/>
    </style:style>
    <style:style style:name="T64" style:family="text">
      <style:text-properties officeooo:rsid="00e7bb6d"/>
    </style:style>
    <style:style style:name="T65" style:family="text">
      <style:text-properties officeooo:rsid="00f02261"/>
    </style:style>
    <style:style style:name="T66" style:family="text">
      <style:text-properties officeooo:rsid="00325905"/>
    </style:style>
    <style:style style:name="T67" style:family="text">
      <style:text-properties officeooo:rsid="00faa5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9">Comment/Uncomment a line: <text:s/>Ctrl + /</text:p>
      <text:p text:style-name="P2"/>
      <text:p text:style-name="P17"><text:a xlink:type="simple" xlink:href="http://pythontutor.com/" text:style-name="Internet_20_link" text:visited-style-name="Visited_20_Internet_20_Link"><text:span text:style-name="T22">Debug code online step by step</text:span></text:a></text:p>
      <text:p text:style-name="P17"><text:span text:style-name="T22">Or download the program </text:span><text:a xlink:type="simple" xlink:href="https://thonny.org/" text:style-name="Internet_20_link" text:visited-style-name="Visited_20_Internet_20_Link"><text:span text:style-name="T22">Thonny</text:span></text:a> </text:p>
      <text:p text:style-name="P323"/>
      <text:p text:style-name="P324"/>
      <text:p text:style-name="P75">Day 1:</text:p>
      <text:p text:style-name="P70"/>
      <text:p text:style-name="P70">Input Function:</text:p>
      <text:p text:style-name="P3"/>
      <text:p text:style-name="P38"><text:span text:style-name="T7">What is this: </text:span><text:span text:style-name="T10">I</text:span>nput will get you what the user is typing in console.</text:p>
      <text:p text:style-name="P4"/>
      <text:p text:style-name="P37">input(promt for the user) <text:s/>→ inside of parenthesys we have what is going to be printed in the screen and will wait till we type something:</text:p>
      <text:p text:style-name="P37"/>
      <text:p text:style-name="P37">input(“What is your name? ”) <text:s text:c="3"/>→ if you execute this will wait till you type your name or whatever.</text:p>
      <text:p text:style-name="P37"/>
      <text:p text:style-name="P37">Then <text:span text:style-name="T23">if</text:span> you’<text:span text:style-name="T23">ve</text:span> typed “<text:span text:style-name="T23">John</text:span>” will be <text:span text:style-name="T21">substituted</text:span> <text:span text:style-name="T23">and added into it like</text:span>: <text:s/>input(“<text:span text:style-name="T23">John</text:span> ”)</text:p>
      <text:p text:style-name="P37"/>
      <text:p text:style-name="P37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40"/>
      <text:p text:style-name="P40">If you run the program and type John:</text:p>
      <text:p text:style-name="P40">What is your name? John</text:p>
      <text:p text:style-name="P40"/>
      <text:p text:style-name="P37"><text:span text:style-name="T4">input(“What is your name? ”) will </text:span><text:span text:style-name="T5">be replaced by</text:span><text:span text:style-name="T4"> John.</text:span></text:p>
      <text:p text:style-name="P40"/>
      <text:p text:style-name="P19">You can print John if you do this:</text:p>
      <text:p text:style-name="P37">print("Hello " + input("What is your name: "))</text:p>
      <text:p text:style-name="P3"/>
      <text:p text:style-name="P42">You will get:</text:p>
      <text:p text:style-name="P3">What is your name: John</text:p>
      <text:p text:style-name="P3">Hello John</text:p>
      <text:p text:style-name="P3"/>
      <text:p text:style-name="P3"/>
      <text:p text:style-name="P20">Exercise 1.3:</text:p>
      <text:p text:style-name="P3"/>
      <text:p text:style-name="P68">Ask me to type my name and the program will tell you how much letters the name have:</text:p>
      <text:p text:style-name="P68"/>
      <text:p text:style-name="P43">Option 1, One line:</text:p>
      <text:p text:style-name="P68">print(len(input("What is your name? ")))</text:p>
      <text:p text:style-name="P3"/>
      <text:p text:style-name="P43">Option 2, two lines:</text:p>
      <text:p text:style-name="P5">name = input("What is your name? ")</text:p>
      <text:p text:style-name="P5">print(len(name))</text:p>
      <text:p text:style-name="P3"/>
      <text:p text:style-name="P3"/>
      <text:p text:style-name="P325"><text:soft-page-break/></text:p>
      <text:p text:style-name="P71"><text:span text:style-name="T24">Python Variables</text:span>:</text:p>
      <text:p text:style-name="P3"/>
      <text:p text:style-name="P21">Using the previous exercise:</text:p>
      <text:p text:style-name="P69">print(len(input("What is your name? ")))</text:p>
      <text:p text:style-name="P3"/>
      <text:p text:style-name="P44">We can use variables like this:</text:p>
      <text:p text:style-name="P84"/>
      <text:p text:style-name="P84">name = input("What is your name? ")</text:p>
      <text:p text:style-name="P84">length = len(name)</text:p>
      <text:p text:style-name="P84"/>
      <text:p text:style-name="P84">print(length)</text:p>
      <text:p text:style-name="P3"/>
      <text:p text:style-name="P3"/>
      <text:p text:style-name="P22">Exercise 1.4:</text:p>
      <text:p text:style-name="P85">Switch values of variables.</text:p>
      <text:p text:style-name="P85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241">Teacher’<text:span text:style-name="T28">s</text:span> solution:</text:p>
            <text:p text:style-name="P309"/>
            <text:p text:style-name="P6">a = input("a: ")</text:p>
            <text:p text:style-name="P6">b = input("b: ")</text:p>
            <text:p text:style-name="P6"/>
            <text:p text:style-name="P86">a = c</text:p>
            <text:p text:style-name="P86">a = b</text:p>
            <text:p text:style-name="P86">b = c</text:p>
            <text:p text:style-name="P6"/>
            <text:p text:style-name="P6">print("a: " + a)</text:p>
            <text:p text:style-name="P90">print("b: " + b)</text:p>
          </table:table-cell>
        </table:table-row>
        <table:table-row>
          <table:table-cell table:style-name="Table1.A2" office:value-type="string">
            <text:p text:style-name="P261">Result:</text:p>
            <text:p text:style-name="P261"/>
            <text:p text:style-name="P252">a: AAAAA</text:p>
            <text:p text:style-name="P252">b: BBBBB</text:p>
            <text:p text:style-name="P252">a: BBBBB</text:p>
            <text:p text:style-name="P252">b: AAAAA</text:p>
            <text:p text:style-name="Table_20_Contents"/>
          </table:table-cell>
          <table:table-cell table:style-name="Table1.B2" office:value-type="string">
            <text:p text:style-name="P261">Result:</text:p>
            <text:p text:style-name="P252"/>
            <text:p text:style-name="P252">a: AAAAA</text:p>
            <text:p text:style-name="P252">b: BBBBB</text:p>
            <text:p text:style-name="P252">a: BBBBB</text:p>
            <text:p text:style-name="P252">b: AAAAA</text:p>
          </table:table-cell>
        </table:table-row>
      </table:table>
      <text:p text:style-name="P6"/>
      <text:p text:style-name="P3"/>
      <text:p text:style-name="P23">Variable names:</text:p>
      <text:p text:style-name="P87">length1 = 10 <text:s/>→ good</text:p>
      <text:p text:style-name="P87">1length = 10 <text:s text:c="2"/>→ not allowed to start variable names with numbers</text:p>
      <text:p text:style-name="P87"/>
      <text:p text:style-name="P87">user_name = “John” <text:s/>→ good</text:p>
      <text:p text:style-name="P88">user name = “John” <text:s text:c="3"/>→ not allowed, the variable name have to be a single item without spaces.</text:p>
      <text:p text:style-name="P88"/>
      <text:p text:style-name="P88">Is not recommended to use function names as variable names, like print, len or so.</text:p>
      <text:p text:style-name="P3"/>
      <text:p text:style-name="P3"/>
      <text:p text:style-name="P3"/>
      <text:p text:style-name="P3"/>
      <text:p text:style-name="P328"><text:soft-page-break/></text:p>
      <text:p text:style-name="P89"/>
      <text:p text:style-name="P89"><text:span text:style-name="T25">Final project: </text:span><text:a xlink:type="simple" xlink:href="https://repl.it/@appbrewery/band-name-generator-start#main.py" text:style-name="Internet_20_link" text:visited-style-name="Visited_20_Internet_20_Link"><text:span text:style-name="T29">https://repl.it/@appbrewery/band-name-generator-start#main.py</text:span></text:a></text:p>
      <text:p text:style-name="P3"/>
      <text:p text:style-name="P157">Exercise:</text:p>
      <text:p text:style-name="P157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My solution:</text:p>
            <text:p text:style-name="P7"/>
            <text:p text:style-name="P184">print("This program creates a band name:")</text:p>
            <text:p text:style-name="P184">print("---------------------------------")</text:p>
            <text:p text:style-name="P184"/>
            <text:p text:style-name="P184">city = input("In which city did you grew up? ")</text:p>
            <text:p text:style-name="P184"/>
            <text:p text:style-name="P184">pet = input("Tell me the name of your pet ")</text:p>
            <text:p text:style-name="P184"/>
            <text:p text:style-name="P184">space = " "</text:p>
            <text:p text:style-name="P184"/>
            <text:p text:style-name="P184">print( city + space + pet )</text:p>
            <text:p text:style-name="P184"/>
          </table:table-cell>
          <table:table-cell table:style-name="Table2.B1" office:value-type="string">
            <text:p text:style-name="P242">Teacher’<text:span text:style-name="T28">s</text:span> solution:</text:p>
            <text:p text:style-name="P310"/>
            <text:p text:style-name="P158">print("Welcome to the band name generator.")</text:p>
            <text:p text:style-name="P158"/>
            <text:p text:style-name="P158">city = input("Which city did you grow up in?\n")</text:p>
            <text:p text:style-name="P158"/>
            <text:p text:style-name="P158">pet = input("What is the name of a pet?\n")</text:p>
            <text:p text:style-name="P158"/>
            <text:p text:style-name="P158">print("Your band name cound be: " + city + " " + pet)</text:p>
          </table:table-cell>
        </table:table-row>
        <table:table-row>
          <table:table-cell table:style-name="Table2.A2" office:value-type="string">
            <text:p text:style-name="P270">Result:</text:p>
            <text:p text:style-name="P262"/>
            <text:p text:style-name="P253">This program creates a band name:</text:p>
            <text:p text:style-name="P253">---------------------------------</text:p>
            <text:p text:style-name="P253">In which city did you grew up? Figueres</text:p>
            <text:p text:style-name="P253">Tell me the name of your pet Boris</text:p>
            <text:p text:style-name="P280">Figueres Boris</text:p>
            <text:p text:style-name="P314"/>
          </table:table-cell>
          <table:table-cell table:style-name="Table2.B2" office:value-type="string">
            <text:p text:style-name="P270">Result:</text:p>
            <text:p text:style-name="P253"/>
            <text:p text:style-name="P253">Welcome to the band name generator.</text:p>
            <text:p text:style-name="P253">Which city did you grow up in?</text:p>
            <text:p text:style-name="P253">Bristol</text:p>
            <text:p text:style-name="P253">What is the name of a pet?</text:p>
            <text:p text:style-name="P253">Rabbit</text:p>
            <text:p text:style-name="P253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26"/>
      <text:p text:style-name="P326"/>
      <text:p text:style-name="P74">Day <text:span text:style-name="T30">2</text:span>:</text:p>
      <text:p text:style-name="P72"/>
      <text:p text:style-name="P201">Data Types:</text:p>
      <text:p text:style-name="P3"/>
      <text:p text:style-name="P24">String:</text:p>
      <text:p text:style-name="P3"/>
      <text:p text:style-name="P3">“ ” <text:s/>→<text:span text:style-name="T31"> Anything between quotes or double quotes will be trated as a string (text).</text:span></text:p>
      <text:p text:style-name="P3">“<text:span text:style-name="T31">1234</text:span>” →<text:span text:style-name="T31"> this will be treated as a string.</text:span></text:p>
      <text:p text:style-name="P3"/>
      <text:p text:style-name="P200">print(“Hello” [4] ) <text:s text:c="2"/>→ this will print the last character, o</text:p>
      <text:p text:style-name="P3"/>
      <text:p text:style-name="P3">print("123" + "456") <text:s/>→<text:span text:style-name="T32"> this will give you: <text:s text:c="2"/>123456</text:span></text:p>
      <text:p text:style-name="P3"/>
      <text:p text:style-name="P3"/>
      <text:p text:style-name="P25">Integer:</text:p>
      <text:p text:style-name="P204"/>
      <text:p text:style-name="P25"><text:span text:style-name="T10">print(123 + 456) → </text:span><text:span text:style-name="T11">579 </text:span></text:p>
      <text:p text:style-name="P204"/>
      <text:p text:style-name="P26"><text:span text:style-name="T34">Tip: </text:span><text:span text:style-name="T10">Use underscore (_) to write large integer numbers and to split them in order to make it easy to </text:span><text:span text:style-name="T12">visualize</text:span><text:span text:style-name="T10">:</text:span></text:p>
      <text:p text:style-name="P205"/>
      <text:p text:style-name="P205">123_123_3534 <text:s text:c="2"/>→ will be interpreted like this: <text:s/>1231233534</text:p>
      <text:p text:style-name="P204"/>
      <text:p text:style-name="P204"/>
      <text:p text:style-name="P27">Float:</text:p>
      <text:p text:style-name="P204"/>
      <text:p text:style-name="P206">3.23423 </text:p>
      <text:p text:style-name="P206">242343.640</text:p>
      <text:p text:style-name="P206"/>
      <text:p text:style-name="P28">Boolean:</text:p>
      <text:p text:style-name="P207">True</text:p>
      <text:p text:style-name="P207">False</text:p>
      <text:p text:style-name="P204"/>
      <text:p text:style-name="P29"><text:span text:style-name="T10">Both starting with Capitals </text:span><text:span text:style-name="T13">and without quotation marks, otherwhise it would turn them into strings.</text:span></text:p>
      <text:p text:style-name="P208"/>
      <text:p text:style-name="P208"/>
      <text:p text:style-name="P202">Function Types:</text:p>
      <text:p text:style-name="P204"/>
      <text:p text:style-name="P209">type() <text:s/>→ it gives you the type of data.</text:p>
      <text:p text:style-name="P204"/>
      <text:p text:style-name="P55">Example:</text:p>
      <text:p text:style-name="P25"><text:span text:style-name="T10">num_char = len(input("What is your name? ")) <text:s/>→</text:span><text:span text:style-name="T14"> num_char is an integer</text:span></text:p>
      <text:p text:style-name="P204"/>
      <text:p text:style-name="P25"><text:span text:style-name="T10">print("Your name has " + num_char + "characters.") <text:s/>→</text:span><text:span text:style-name="T14"> this gives error because you can NOT add</text:span></text:p>
      <text:p text:style-name="P25"><text:span text:style-name="T10"><text:tab/><text:tab/><text:tab/><text:tab/><text:tab/><text:tab/><text:tab/> <text:s text:c="7"/></text:span><text:span text:style-name="T14">strings + integers, only the same data type.</text:span></text:p>
      <text:p text:style-name="P210"/>
      <text:p text:style-name="P30"><text:span text:style-name="T10">To know the type of the data you are using, use the </text:span><text:span text:style-name="T3">type() </text:span><text:span text:style-name="T6">function.</text:span></text:p>
      <text:p text:style-name="P25"><text:span text:style-name="T10">print(type(num_char)) <text:s/>→</text:span><text:span text:style-name="T15"> &lt;class ‘int’&gt;</text:span></text:p>
      <text:p text:style-name="P31"><text:soft-page-break/><text:span text:style-name="T35">C</text:span>onvert a data type to a string:</text:p>
      <text:p text:style-name="P204"/>
      <text:p text:style-name="P211">You can use the type function to investigate which data type you are using.</text:p>
      <text:p text:style-name="P211">With type function you can CONVERT one datatype to another.</text:p>
      <text:p text:style-name="P211"/>
      <text:p text:style-name="P212"/>
      <text:p text:style-name="P212">To make work the previous exercise convert the integer to string:</text:p>
      <text:p text:style-name="P212"/>
      <text:p text:style-name="P212">num_char = len(input("What is your name? "))</text:p>
      <text:p text:style-name="P212"/>
      <text:p text:style-name="P31"><text:span text:style-name="T10">new_num_char = </text:span>str(num_char)</text:p>
      <text:p text:style-name="P212"/>
      <text:p text:style-name="P212">print("Your name has " + new_num_char + " characters.")</text:p>
      <text:p text:style-name="P204"/>
      <text:p text:style-name="P204"/>
      <text:p text:style-name="P212">We convert the variable num_char to a string and we give it a new name, now the program will work because the whole print statement is adding strings:</text:p>
      <text:p text:style-name="P212"/>
      <text:p text:style-name="P240">What is your name? sfgsdfgsfgsfgs</text:p>
      <text:p text:style-name="P240">Your name has 14 characters.</text:p>
      <text:p text:style-name="P212"/>
      <text:p text:style-name="P212"/>
      <text:p text:style-name="P32">Exercise 2.1:</text:p>
      <text:p text:style-name="P212"/>
      <text:p text:style-name="P214">Type two numbers and <text:span text:style-name="T36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My solution:</text:p>
            <text:p text:style-name="P8"/>
            <text:p text:style-name="P185">two_digit_number = input("Type a two digit number: ")</text:p>
            <text:p text:style-name="P8"/>
            <text:p text:style-name="P185">first = int(two_digit_number[0])</text:p>
            <text:p text:style-name="P185">second = int(two_digit_number[1])</text:p>
            <text:p text:style-name="P185"/>
            <text:p text:style-name="P185">print(first + second)</text:p>
          </table:table-cell>
          <table:table-cell table:style-name="Table3.B1" office:value-type="string">
            <text:p text:style-name="P243">Teacher’<text:span text:style-name="T28">s</text:span> solution:</text:p>
            <text:p text:style-name="P311"/>
            <text:p text:style-name="P159">two_digit_number = input("Type a two digit number: ")</text:p>
            <text:p text:style-name="P159"/>
            <text:p text:style-name="P169">first_digit = <text:span text:style-name="T29">two_digit_number[0]</text:span></text:p>
            <text:p text:style-name="P169">second_digit = <text:span text:style-name="T29">two_digit_number[0]</text:span></text:p>
            <text:p text:style-name="P169"/>
            <text:p text:style-name="P169">result = int(first_digit) + int(second_digit)</text:p>
            <text:p text:style-name="P169"/>
            <text:p text:style-name="P169">print(result)</text:p>
          </table:table-cell>
        </table:table-row>
        <table:table-row>
          <table:table-cell table:style-name="Table3.A2" office:value-type="string">
            <text:p text:style-name="P271">Result:</text:p>
            <text:p text:style-name="P263"/>
            <text:p text:style-name="P285">Type a two digit number: 23</text:p>
            <text:p text:style-name="P281">5</text:p>
            <text:p text:style-name="P315"/>
          </table:table-cell>
          <table:table-cell table:style-name="Table3.B2" office:value-type="string">
            <text:p text:style-name="P271">Result:</text:p>
            <text:p text:style-name="P254"/>
            <text:p text:style-name="P286">Type a two digit number: <text:span text:style-name="T37">87</text:span></text:p>
            <text:p text:style-name="P284">15</text:p>
          </table:table-cell>
        </table:table-row>
      </table:table>
      <text:p text:style-name="P215"/>
      <text:p text:style-name="P34">Teacher’s explanation:</text:p>
      <text:p text:style-name="P204"/>
      <text:p text:style-name="P216">First we have to know which is the data type of the variable two_digit_number</text:p>
      <text:p text:style-name="P216"><text:tab/>print(type(two_digit_number)) <text:s text:c="2"/>→ which is a &lt;class ‘str’&gt;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329"><text:soft-page-break/></text:p>
      <text:p text:style-name="P330"/>
      <text:p text:style-name="P217"/>
      <text:p text:style-name="P73">Mathematical Operations in Python:</text:p>
      <text:p text:style-name="P204"/>
      <text:p text:style-name="P222">3 + 4</text:p>
      <text:p text:style-name="P221">5 - 2</text:p>
      <text:p text:style-name="P221">3 * 7</text:p>
      <text:p text:style-name="P221">6 / 3 <text:s/>→ the result will be a float, 2.0 in this examples</text:p>
      <text:p text:style-name="P223">** <text:s/>exponent, when you want to raise a number to a power</text:p>
      <text:p text:style-name="P227">2 ** 3 <text:s/>→ two 3 times is 8. <text:s/>2 * 2 * 2 = 8</text:p>
      <text:p text:style-name="P204"/>
      <text:p text:style-name="P204"/>
      <text:p text:style-name="P35">Order of the operations:</text:p>
      <text:p text:style-name="P204"/>
      <text:p text:style-name="P224">If you have different operations in the same line of code, there is an order that the program will follow.</text:p>
      <text:p text:style-name="P224"/>
      <text:p text:style-name="P224">The rule to remember is PEMDAS:</text:p>
      <text:list xml:id="list86070393" text:style-name="L1">
        <text:list-item>
          <text:p text:style-name="P340">Parentheses <text:s/>()</text:p>
        </text:list-item>
        <text:list-item>
          <text:p text:style-name="P340">Exponents <text:s text:c="4"/>**</text:p>
        </text:list-item>
        <text:list-item>
          <text:p text:style-name="P340">Multiplication <text:s/>* <text:s/><text:span text:style-name="T38">and <text:s text:c="3"/></text:span>Division <text:s/>/ <text:s text:c="2"/>→<text:span text:style-name="T38"> they are equal important. First coming wins</text:span></text:p>
        </text:list-item>
        <text:list-item>
          <text:p text:style-name="P341">Addition + <text:s text:c="2"/><text:span text:style-name="T39">and <text:s/></text:span>Substraction <text:s text:c="2"/>- <text:s text:c="6"/>→<text:span text:style-name="T39"> they are equal important. First coming wins</text:span></text:p>
        </text:list-item>
      </text:list>
      <text:p text:style-name="P224"/>
      <text:p text:style-name="P56">Example:</text:p>
      <text:p text:style-name="P204">print( 3 * 3 + 3 / 3 - 3)</text:p>
      <text:p text:style-name="P204"/>
      <text:p text:style-name="P225">First will do the mutiplication, 3 * 3 = 9 <text:s text:c="3"/>→<text:span text:style-name="T38">is first because is the first operation on the left.</text:span></text:p>
      <text:p text:style-name="P225">Second the division, 3 /3 = 1.0 <text:s/>→ float, <text:span text:style-name="T38">ran the second after the multiplication because comes after.</text:span></text:p>
      <text:p text:style-name="P225">Third the addition, 9 + 1.0 = 10.0</text:p>
      <text:p text:style-name="P225">Last the substraction, 10.0 - 3 = <text:s/>7.0</text:p>
      <text:p text:style-name="P225"/>
      <text:p text:style-name="P225"/>
      <text:p text:style-name="P57">Example 2:<text:span text:style-name="T40"> <text:s text:c="2"/>Make that operation to have 3 as result</text:span></text:p>
      <text:p text:style-name="P58"><text:span text:style-name="T40">print( 3 * </text:span><text:span text:style-name="T41">(</text:span><text:span text:style-name="T40">3 + 3</text:span><text:span text:style-name="T41">)</text:span><text:span text:style-name="T40"> / 3 - 3)</text:span></text:p>
      <text:p text:style-name="P91"/>
      <text:p text:style-name="P92">First the parenthesy, 3 + 3 = 6</text:p>
      <text:p text:style-name="P92">Second the multiplication because is the first on the left, 3 * 6 = 18</text:p>
      <text:p text:style-name="P92">Third de division, 18 / 6 = 6</text:p>
      <text:p text:style-name="P92">Last the substraction, 6 - 3 = 3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331"><text:soft-page-break/></text:p>
      <text:p text:style-name="P331"/>
      <text:p text:style-name="P218"/>
      <text:p text:style-name="P78">[Interactive Coding Exercise] BMI Calculator:</text:p>
      <text:p text:style-name="P92"/>
      <text:p text:style-name="P33">Exercise 2.<text:span text:style-name="T46">2</text:span>:</text:p>
      <text:p text:style-name="P213"/>
      <text:p text:style-name="P226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8">My solution:</text:p>
            <text:p text:style-name="P10"/>
            <text:p text:style-name="P186">height = input("enter your height in m: ")</text:p>
            <text:p text:style-name="P186">weight = input("enter your weight in kg: ")</text:p>
            <text:p text:style-name="P186"/>
            <text:p text:style-name="P186">height = float(height)</text:p>
            <text:p text:style-name="P186">weight = float(weight)</text:p>
            <text:p text:style-name="P186"/>
            <text:p text:style-name="P186">print(int(height / (weight * weight )))</text:p>
          </table:table-cell>
          <table:table-cell table:style-name="Table4.B1" office:value-type="string">
            <text:p text:style-name="P244">Teacher’<text:span text:style-name="T28">s</text:span> solution:</text:p>
            <text:p text:style-name="P312"/>
            <text:p text:style-name="P187">height = input("enter your height in m: ")</text:p>
            <text:p text:style-name="P160">weight = input("enter your weight in kg: ")</text:p>
            <text:p text:style-name="P160"/>
            <text:p text:style-name="P170">bmi = int(<text:span text:style-name="T29">weight</text:span>) <text:s/>/ float(h<text:span text:style-name="T29">eight</text:span>) ** 2</text:p>
            <text:p text:style-name="P170">bmi_as_int = int(bmi)</text:p>
            <text:p text:style-name="P170"/>
            <text:p text:style-name="P170">print(bmi_as_int)</text:p>
          </table:table-cell>
        </table:table-row>
        <table:table-row>
          <table:table-cell table:style-name="Table4.A2" office:value-type="string">
            <text:p text:style-name="P272">Result:</text:p>
            <text:p text:style-name="P264"/>
            <text:p text:style-name="P287">enter your height in m: 80</text:p>
            <text:p text:style-name="P287">enter your weight in kg: 1.75</text:p>
            <text:p text:style-name="P282">26</text:p>
            <text:p text:style-name="P316"/>
          </table:table-cell>
          <table:table-cell table:style-name="Table4.B2" office:value-type="string">
            <text:p text:style-name="P272">Result:</text:p>
            <text:p text:style-name="P255"/>
            <text:p text:style-name="P288">enter your height in m: 80</text:p>
            <text:p text:style-name="P288">enter your weight in kg: 1.75</text:p>
            <text:p text:style-name="P283">26</text:p>
          </table:table-cell>
        </table:table-row>
      </table:table>
      <text:p text:style-name="P95"/>
      <text:p text:style-name="P92"/>
      <text:p text:style-name="P332"/>
      <text:p text:style-name="P332"/>
      <text:p text:style-name="P219"/>
      <text:p text:style-name="P79">Number Manipulation and F Strings in Python:</text:p>
      <text:p text:style-name="P92"/>
      <text:p text:style-name="P92"/>
      <text:p text:style-name="P144">Round the number:</text:p>
      <text:p text:style-name="P99">If you are dividing a number it will give you a float. </text:p>
      <text:p text:style-name="P99"/>
      <text:p text:style-name="P99">You can limit the decimals appearing on the right after the colon by using round.</text:p>
      <text:p text:style-name="P99"/>
      <text:p text:style-name="P59">Example:</text:p>
      <text:p text:style-name="P92"/>
      <text:p text:style-name="P92">print(8 / 3) <text:s/>→<text:span text:style-name="T47"> 2.6666666666666665</text:span></text:p>
      <text:p text:style-name="P92"/>
      <text:p text:style-name="P92">print(<text:span text:style-name="T7">round</text:span>(8 / 3)) <text:s/>→<text:span text:style-name="T47"> 3</text:span></text:p>
      <text:p text:style-name="P92"/>
      <text:p text:style-name="P92">print(<text:span text:style-name="T7">round</text:span>(8 / 3, 2)) →<text:span text:style-name="T47"> 2.67</text:span></text:p>
      <text:p text:style-name="P92"/>
      <text:p text:style-name="P92">print(<text:span text:style-name="T7">round</text:span>(2.6666666, 2)) <text:s/>→<text:span text:style-name="T47"> 2.67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145"><text:soft-page-break/>Use the floor edition:</text:p>
      <text:p text:style-name="P92"/>
      <text:p text:style-name="P92">print(8 / 3) →<text:span text:style-name="T48"> 2.6666666666666665 <text:s text:c="3"/>→ float number</text:span></text:p>
      <text:p text:style-name="P92"/>
      <text:p text:style-name="P92">print(8 // 3) →<text:span text:style-name="T48"> 2<text:tab/><text:tab/>→ int number</text:span></text:p>
      <text:p text:style-name="P92"/>
      <text:p text:style-name="P92"/>
      <text:p text:style-name="P146">Using variables:</text:p>
      <text:p text:style-name="P100"/>
      <text:p text:style-name="P146"><text:span text:style-name="T10">result = 4/2 <text:s/>→</text:span><text:span text:style-name="T16"> 2</text:span></text:p>
      <text:p text:style-name="P146"><text:span text:style-name="T10">result </text:span>*=<text:span text:style-name="T10"> 3 <text:s text:c="3"/>→</text:span><text:span text:style-name="T16"> 2 x 3</text:span></text:p>
      <text:p text:style-name="P146"><text:span text:style-name="T10">print(result) <text:s/>→</text:span><text:span text:style-name="T16"> 6</text:span></text:p>
      <text:p text:style-name="P101"/>
      <text:p text:style-name="P102">score = 0</text:p>
      <text:p text:style-name="P147"><text:span text:style-name="T10">score </text:span>+=<text:span text:style-name="T10"> 1</text:span></text:p>
      <text:p text:style-name="P102">print(score) <text:s/>→ 1</text:p>
      <text:p text:style-name="P102"/>
      <text:p text:style-name="P103"/>
      <text:p text:style-name="P148">Change data<text:span text:style-name="T51">t</text:span>ypes: <text:s/><text:span text:style-name="T49">f-String</text:span></text:p>
      <text:p text:style-name="P103"/>
      <text:p text:style-name="P105">We can not use different datatypes to operate in the same line, if you use a string + int the program will fail.</text:p>
      <text:p text:style-name="P105"/>
      <text:p text:style-name="P60">To make it work until now we are converting the data, to str in the below example:</text:p>
      <text:p text:style-name="P103">score = 0</text:p>
      <text:p text:style-name="P148"><text:span text:style-name="T10">print("Your score is: " + </text:span>str(<text:span text:style-name="T10">score))</text:span></text:p>
      <text:p text:style-name="P103"/>
      <text:p text:style-name="P103"/>
      <text:p text:style-name="P61">But we can use f-String to make it much more easy:</text:p>
      <text:p text:style-name="P103"/>
      <text:p text:style-name="P103">score = 0</text:p>
      <text:p text:style-name="P103">height = 1.8</text:p>
      <text:p text:style-name="P103">isWinning = True</text:p>
      <text:p text:style-name="P103"/>
      <text:p text:style-name="P148"><text:span text:style-name="T10">print(</text:span><text:span text:style-name="T50">f"</text:span><text:span text:style-name="T10">Your score is </text:span>{score}<text:span text:style-name="T10">, your height is </text:span>{height}<text:span text:style-name="T10">, you are winning is </text:span>{isWinning}<text:span text:style-name="T10"> ")</text:span></text:p>
      <text:p text:style-name="P103"/>
      <text:p text:style-name="P148"><text:span text:style-name="T10">→</text:span><text:span text:style-name="T17"> Your score is 0, your height is 1.8, you are winning is True </text:span></text:p>
      <text:p text:style-name="P103"/>
      <text:p text:style-name="P103"/>
      <text:p text:style-name="P106">We are calling the variables with {}</text:p>
      <text:p text:style-name="P103"/>
      <text:p text:style-name="P103"/>
      <text:p text:style-name="P149">Exercise:</text:p>
      <text:p text:style-name="P103"/>
      <text:p text:style-name="P107">If you live 90 years you will have 32850 days, 4680 weeks and 1080 months.</text:p>
      <text:p text:style-name="P103"/>
      <text:p text:style-name="P107">Calculate how much time will be using you age as a reference and comparing it with 90 years.</text:p>
      <text:p text:style-name="P103"/>
      <text:p text:style-name="P108">Ask for your age and do the math:</text:p>
      <text:p text:style-name="P103">days = age - 90 * 365</text:p>
      <text:p text:style-name="P103">weeks = age - 90 * 52</text:p>
      <text:p text:style-name="P103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9">My solution:</text:p>
            <text:p text:style-name="P11"/>
            <text:p text:style-name="P188">age = input("What is your current age? ")</text:p>
            <text:p text:style-name="P188"/>
            <text:p text:style-name="P188">age = int(age)</text:p>
            <text:p text:style-name="P188"/>
            <text:p text:style-name="P188">days = (90 - age) * 365</text:p>
            <text:p text:style-name="P188">weeks = (90 - age) * 52</text:p>
            <text:p text:style-name="P188">months = (90 - age) * 12</text:p>
            <text:p text:style-name="P188"/>
            <text:p text:style-name="P188">print(f"You have {days} days, {weeks} weeks, and {months} months left.")</text:p>
          </table:table-cell>
          <table:table-cell table:style-name="Table5.B1" office:value-type="string">
            <text:p text:style-name="P245">Teacher’<text:span text:style-name="T28">s</text:span> solution:</text:p>
            <text:p text:style-name="P313"/>
            <text:p text:style-name="P161">age = input("What is your current age? ")</text:p>
            <text:p text:style-name="P161"/>
            <text:p text:style-name="P161">age_as_int = int(age)</text:p>
            <text:p text:style-name="P161"/>
            <text:p text:style-name="P161">years_remaining = 90 - age_as_int</text:p>
            <text:p text:style-name="P161">days_remaining = years_remaining * 365</text:p>
            <text:p text:style-name="P161">weeks_remaining = years_remaining * 52</text:p>
            <text:p text:style-name="P161">months_remaining = years_remaining * 12</text:p>
            <text:p text:style-name="P161"/>
            <text:p text:style-name="P161">message = f"You have {days_remaining} days, {weeks_remaining} weeks, and {months_remaining} months left."</text:p>
            <text:p text:style-name="P161"/>
            <text:p text:style-name="P161">print(message)</text:p>
          </table:table-cell>
        </table:table-row>
        <table:table-row>
          <table:table-cell table:style-name="Table5.A2" office:value-type="string">
            <text:p text:style-name="P273">Result:</text:p>
            <text:p text:style-name="P265"/>
            <text:p text:style-name="P289">What is your current age?<text:span text:style-name="T7"> </text:span>40</text:p>
            <text:p text:style-name="P289">You have 18250 days, 2600 weeks, and 600 months left.</text:p>
            <text:p text:style-name="P317"/>
          </table:table-cell>
          <table:table-cell table:style-name="Table5.B2" office:value-type="string">
            <text:p text:style-name="P273">Result:</text:p>
            <text:p text:style-name="P256"/>
            <text:p text:style-name="P289">What is your current age? 40</text:p>
            <text:p text:style-name="P289">You have 18250 days, 2600 weeks, and 600 months left.</text:p>
          </table:table-cell>
        </table:table-row>
      </table:table>
      <text:p text:style-name="P96"/>
      <text:p text:style-name="P109">Variation after cheking teacher’s example:</text:p>
      <text:p text:style-name="P109"/>
      <text:p text:style-name="P171">age = input("What is your current age? ")</text:p>
      <text:p text:style-name="P171"/>
      <text:p text:style-name="P171">age = 90 - int(age)</text:p>
      <text:p text:style-name="P171"/>
      <text:p text:style-name="P171">days = age * 365</text:p>
      <text:p text:style-name="P171">weeks = age * 52</text:p>
      <text:p text:style-name="P171">months = age * 12</text:p>
      <text:p text:style-name="P171"/>
      <text:p text:style-name="P171">print(f"You have {days} days, {weeks} weeks, and {months} months left.")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333"><text:soft-page-break/></text:p>
      <text:p text:style-name="P333"/>
      <text:p text:style-name="P220"/>
      <text:p text:style-name="P80"><text:span text:style-name="T52">Tip Calculator</text:span>: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0">My solution:</text:p>
            <text:p text:style-name="P12"/>
            <text:p text:style-name="P189">print("Welcome to the tip calculator")</text:p>
            <text:p text:style-name="P189">print("")</text:p>
            <text:p text:style-name="P189"/>
            <text:p text:style-name="P189">bill = int(input("What was the total bill? $"))</text:p>
            <text:p text:style-name="P190">percent = int(input("<text:span text:style-name="T18">How much tip would you like to give? 10, 12, or 15?</text:span> "))</text:p>
            <text:p text:style-name="P189">people = int(input("How many people to split the bill? "))</text:p>
            <text:p text:style-name="P189"/>
            <text:p text:style-name="P189">percent_correct = percent / 100</text:p>
            <text:p text:style-name="P189">percent_bill = bill * percent_correct</text:p>
            <text:p text:style-name="P189"/>
            <text:p text:style-name="P189">total = bill + percent_bill </text:p>
            <text:p text:style-name="P189"/>
            <text:p text:style-name="P189">result = total / people</text:p>
            <text:p text:style-name="P189"/>
            <text:p text:style-name="P189">print(f"Each person should pay: ${result}")</text:p>
            <text:p text:style-name="P189"/>
          </table:table-cell>
          <table:table-cell table:style-name="Table6.B1" office:value-type="string">
            <text:p text:style-name="P246">Teacher’<text:span text:style-name="T28">s</text:span> solution:</text:p>
            <text:p text:style-name="P299"/>
            <text:p text:style-name="P162">print("Welcome to the tip calculator")</text:p>
            <text:p text:style-name="P162"/>
            <text:p text:style-name="P299">bill = float(input("What was the total bill? $"))</text:p>
            <text:p text:style-name="P299">tip = int(input("How much tip would you like to give? 10, 12, or 15? "))</text:p>
            <text:p text:style-name="P299">people = int(input("How many people to split the bill?"))</text:p>
            <text:p text:style-name="P299"/>
            <text:p text:style-name="P299">tip_as_percent = tip / 100</text:p>
            <text:p text:style-name="P299">total_tip_amount = bill * tip_as_percent</text:p>
            <text:p text:style-name="P299">total_bill = bill + total_tip_amount</text:p>
            <text:p text:style-name="P299">bill_per_person = total_bill / people</text:p>
            <text:p text:style-name="P299">final_amount = round(bill_per_person, 2)</text:p>
            <text:p text:style-name="P299"/>
            <text:p text:style-name="P299">print(f"Each person should pay: ${final_amount}")</text:p>
          </table:table-cell>
        </table:table-row>
        <table:table-row>
          <table:table-cell table:style-name="Table6.A2" office:value-type="string">
            <text:p text:style-name="P274">Result:</text:p>
            <text:p text:style-name="P266"/>
            <text:p text:style-name="P290">Welcome to the tip calculator</text:p>
            <text:p text:style-name="P290"/>
            <text:p text:style-name="P290">What was the total bill? $150</text:p>
            <text:p text:style-name="P291">How much tip would you like to give? 10, 12, or 15? 12</text:p>
            <text:p text:style-name="P290">How many people to split the bill? 5</text:p>
            <text:p text:style-name="P290">Each person should pay: $33.6</text:p>
            <text:p text:style-name="P318"/>
          </table:table-cell>
          <table:table-cell table:style-name="Table6.B2" office:value-type="string">
            <text:p text:style-name="P274">Result:</text:p>
            <text:p text:style-name="P290"/>
            <text:p text:style-name="P172">Welcome to the tip calculator</text:p>
            <text:p text:style-name="P290">What was the total bill? $100</text:p>
            <text:p text:style-name="P290">How much tip would you like to give? 10, 12, or 15? 10</text:p>
            <text:p text:style-name="P290">How many people to split the bill?5</text:p>
            <text:p text:style-name="P290">Each person should pay: $22.0</text:p>
          </table:table-cell>
        </table:table-row>
      </table:table>
      <text:p text:style-name="P97"/>
      <text:p text:style-name="P93"/>
      <text:p text:style-name="P62">Another approach from the teacher:</text:p>
      <text:p text:style-name="P110"/>
      <text:p text:style-name="P173">bill = float(input("What was the total bill? $"))</text:p>
      <text:p text:style-name="P173">tip = int(input("How much tip would you like to give? 10, 12, or 15? "))</text:p>
      <text:p text:style-name="P173">people = int(input("How many people to split the bill? "))</text:p>
      <text:p text:style-name="P173"/>
      <text:p text:style-name="P173">bill_with_tip =<text:span text:style-name="T7"> bill * (1 + tip /100)</text:span> <text:s text:c="2"/>→<text:span text:style-name="T53"> we simplify in one line three operations</text:span></text:p>
      <text:p text:style-name="P173">bill_per_person = bill_with_tip / people</text:p>
      <text:p text:style-name="P173">final_amount = round(bill_per_person, 2)</text:p>
      <text:p text:style-name="P173"/>
      <text:p text:style-name="P173">print(f"Each person should pay: ${final_amount}")</text:p>
      <text:p text:style-name="P103"/>
      <text:p text:style-name="P103"/>
      <text:p text:style-name="P103"/>
      <text:p text:style-name="P63"><text:soft-page-break/>Another approach from the teacher:<text:span text:style-name="T40"> </text:span><text:span text:style-name="T42">To show two decimals allways.</text:span></text:p>
      <text:p text:style-name="P103"/>
      <text:p text:style-name="P300">bill = float(input("What was the total bill? $"))</text:p>
      <text:p text:style-name="P300">tip = int(input("How much tip would you like to give? 10, 12, or 15? "))</text:p>
      <text:p text:style-name="P300">people = int(input("How many people to split the bill?"))</text:p>
      <text:p text:style-name="P300"/>
      <text:p text:style-name="P300">tip_as_percent = tip / 100</text:p>
      <text:p text:style-name="P300">total_tip_amount = bill * tip_as_percent</text:p>
      <text:p text:style-name="P300">total_bill = bill + total_tip_amount</text:p>
      <text:p text:style-name="P300">bill_per_person = total_bill / people</text:p>
      <text:p text:style-name="P300">final_amount = round(bill_per_person, 2)</text:p>
      <text:p text:style-name="P307">final_amount = “{:.2f}”.format(bill_per_person)<text:span text:style-name="T10"> <text:s text:c="2"/>→ this will show allways two decimal digits. <text:s/>*</text:span></text:p>
      <text:p text:style-name="P300"/>
      <text:p text:style-name="P306">print(f"Each person should pay: ${final_amount}")</text:p>
      <text:p text:style-name="P103"/>
      <text:p text:style-name="P111"/>
      <text:p text:style-name="P111">* Depence on the amount of the bill the result will show only one decimal digit, like:</text:p>
      <text:p text:style-name="P174">bill = 150 </text:p>
      <text:p text:style-name="P174">tip = 12</text:p>
      <text:p text:style-name="P174">people = 5</text:p>
      <text:p text:style-name="P174"/>
      <text:p text:style-name="P174">final_amount = 33.6</text:p>
      <text:p text:style-name="P174"/>
      <text:p text:style-name="P111">But the prices <text:span text:style-name="T54">have to show </text:span>two decimal digits.</text:p>
      <text:p text:style-name="P111">To always show two digits <text:span text:style-name="T54">we can use the format function.</text:span></text:p>
      <text:p text:style-name="P103"/>
      <text:p text:style-name="P308">final_amount = “{:.2f}”.format(bill_per_person)<text:span text:style-name="T10"> 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327"><text:soft-page-break/></text:p>
      <text:p text:style-name="P327"/>
      <text:p text:style-name="P76">Day <text:span text:style-name="T55">3</text:span>: <text:s/>Control Flow and Logical Operators:</text:p>
      <text:p text:style-name="P175"/>
      <text:p text:style-name="P175">01/26/2021</text:p>
      <text:p text:style-name="P112"/>
      <text:p text:style-name="P112">Flow control with<text:span text:style-name="T7"> if/else </text:span>statements.</text:p>
      <text:p text:style-name="P103"/>
      <text:p text:style-name="P64">Flow control diagram example:</text:p>
      <text:p text:style-name="P103"/>
      <text:p text:style-name="P113">If you are taller than 120 cm you can ride the rollercoaster</text:p>
      <text:p text:style-name="P113">If (else) you are shorter than 120 cm you can NOT ride it.</text:p>
      <text:p text:style-name="P113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50">Exercise:</text:p>
      <text:p text:style-name="P103"/>
      <text:p text:style-name="P41">If you are taller or equal to 120 you can ride:</text:p>
      <text:p text:style-name="P114"/>
      <text:p text:style-name="P103">print("Welcome to the rollercoaster!")</text:p>
      <text:p text:style-name="P103"/>
      <text:p text:style-name="P103">height = int(input("What is your height in cm? "))</text:p>
      <text:p text:style-name="P103"/>
      <text:p text:style-name="P103"><text:span text:style-name="T7">if </text:span>height<text:span text:style-name="T7"> &gt;= </text:span>120:</text:p>
      <text:p text:style-name="P103"><text:s text:c="2"/>print("You can ride the rollercoaster!")</text:p>
      <text:p text:style-name="P103"/>
      <text:p text:style-name="P148">else:</text:p>
      <text:p text:style-name="P103"><text:s text:c="2"/>print("Sorry, you have to grow taller before you can ride.")</text:p>
      <text:p text:style-name="P103"/>
      <text:p text:style-name="P103"/>
      <text:p text:style-name="P18">Comarison Operators:</text:p>
      <text:p text:style-name="P203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png"/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334"><text:soft-page-break/></text:p>
      <text:p text:style-name="P335"/>
      <text:p text:style-name="P228"/>
      <text:p text:style-name="P77">Odd or Even? Introducing the Modulo</text:p>
      <text:p text:style-name="P203"/>
      <text:p text:style-name="P36">Modulo: →<text:span text:style-name="T57"> %</text:span></text:p>
      <text:p text:style-name="P229">Will divide a number by another number and will give you the remainder of that <text:span text:style-name="T56">division</text:span>.</text:p>
      <text:p text:style-name="P229"/>
      <text:p text:style-name="P238">You can use modulo to know if a number is even or odd.</text:p>
      <text:p text:style-name="P238"/>
      <text:p text:style-name="P238">If the division of a number by another gives you a reminder, like <text:s/><text:span text:style-name="T44">14 /4 </text:span><text:span text:style-name="T40">=</text:span><text:span text:style-name="T44"> 3,5 </text:span><text:span text:style-name="T40">you will know that the number is odd because will give you a reminder, ,5 in this example.</text:span></text:p>
      <text:p text:style-name="P203"/>
      <text:p text:style-name="P230"><text:span text:style-name="T33">Example:</text:span> 7 % 2</text:p>
      <text:p text:style-name="P232"/>
      <text:p text:style-name="P230">Seven split into portions of 2 is:</text:p>
      <text:p text:style-name="P230">2 + 2 + 2 + 1</text:p>
      <text:p text:style-name="P232"/>
      <text:p text:style-name="P239">Seve<text:span text:style-name="T62">n</text:span> divided by 2 can be divided 3 times (2 + 2 + 2) with a reminder of 1.</text:p>
      <text:p text:style-name="P203"/>
      <text:p text:style-name="P233">1 is what the modulo gives you.</text:p>
      <text:p text:style-name="P203"/>
      <text:p text:style-name="P234">If you run <text:span text:style-name="T57">7 % 2 </text:span>in the console gives you 1:</text:p>
      <text:p text:style-name="P231">7 % 2 <text:span text:style-name="T58">= 1</text:span></text:p>
      <text:p text:style-name="P231"/>
      <text:p text:style-name="P231"/>
      <text:p text:style-name="P235"><text:span text:style-name="T33">Example 2:</text:span> <text:s/>7 % 3</text:p>
      <text:p text:style-name="P235"/>
      <text:p text:style-name="P237">3 + 3 + 1</text:p>
      <text:p text:style-name="P236">7 % 3 <text:span text:style-name="T59">= 1</text:span></text:p>
      <text:p text:style-name="P236"/>
      <text:p text:style-name="P65">Example 3:<text:span text:style-name="T40"> 14 % 4 <text:s text:c="3"/>(14 /4 </text:span><text:span text:style-name="T43">=</text:span><text:span text:style-name="T40"> 3,5)</text:span></text:p>
      <text:p text:style-name="P118"/>
      <text:p text:style-name="P118">4 + 4 + 4 + 2</text:p>
      <text:p text:style-name="P118">14 % 4 = 2</text:p>
      <text:p text:style-name="P104"/>
      <text:p text:style-name="P104"/>
      <text:p text:style-name="P104"/>
      <text:p text:style-name="P104"/>
      <text:p text:style-name="P104"/>
      <text:p text:style-name="P104"/>
      <text:p text:style-name="P151">Exercise:</text:p>
      <text:p text:style-name="P104"/>
      <text:p text:style-name="P115">Tell me if the introduced number is odd or even</text:p>
      <text:p text:style-name="P104"/>
      <text:p text:style-name="P104"/>
      <text:p text:style-name="P104"/>
      <text:p text:style-name="P104"/>
      <text:p text:style-name="P104"/>
      <text:p text:style-name="P104"/>
      <text:p text:style-name="P13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51">My solution:</text:p>
            <text:p text:style-name="P13"/>
            <text:p text:style-name="P191">number = int(input("Which number do you want to check? "))</text:p>
            <text:p text:style-name="P191"/>
            <text:p text:style-name="P191">odd_even = number % 2</text:p>
            <text:p text:style-name="P191"/>
            <text:p text:style-name="P191">if odd_even == 0:</text:p>
            <text:p text:style-name="P191"><text:s text:c="2"/>print("This is an even number.")</text:p>
            <text:p text:style-name="P191"/>
            <text:p text:style-name="P191">else:</text:p>
            <text:p text:style-name="P191"><text:s text:c="2"/>print("This is an odd number.")</text:p>
            <text:p text:style-name="P191"/>
          </table:table-cell>
          <table:table-cell table:style-name="Table7.B1" office:value-type="string">
            <text:p text:style-name="P247">Teacher’<text:span text:style-name="T28">s</text:span> solution:</text:p>
            <text:p text:style-name="P301"/>
            <text:p text:style-name="P163">number = int(input("Which number do you want to check? "))</text:p>
            <text:p text:style-name="P163"/>
            <text:p text:style-name="P163">if number % 2 == 0:</text:p>
            <text:p text:style-name="P163"><text:s text:c="2"/>print("This is an even number.")</text:p>
            <text:p text:style-name="P163"/>
            <text:p text:style-name="P163">else:</text:p>
            <text:p text:style-name="P163"><text:s text:c="2"/>print("This is an odd number.")</text:p>
          </table:table-cell>
        </table:table-row>
        <table:table-row>
          <table:table-cell table:style-name="Table7.A2" office:value-type="string">
            <text:p text:style-name="P275">Result:</text:p>
            <text:p text:style-name="P267"/>
            <text:p text:style-name="P292">Which number do you want to check? 23452451</text:p>
            <text:p text:style-name="P292">This is an odd number.</text:p>
            <text:p text:style-name="P319"/>
          </table:table-cell>
          <table:table-cell table:style-name="Table7.B2" office:value-type="string">
            <text:p text:style-name="P275">Result:</text:p>
            <text:p text:style-name="P292"/>
            <text:p text:style-name="P197">Which number do you want to check? 2342342423</text:p>
            <text:p text:style-name="P197">This is an odd number.</text:p>
          </table:table-cell>
        </table:table-row>
      </table:table>
      <text:p text:style-name="P98"/>
      <text:p text:style-name="P94"/>
      <text:p text:style-name="P336"/>
      <text:p text:style-name="P337"/>
      <text:p text:style-name="P115"/>
      <text:p text:style-name="P81">Nested if statements and elif statements:</text:p>
      <text:p text:style-name="P118"/>
      <text:p text:style-name="P118"/>
      <text:p text:style-name="P152">Nested If/Else statements:</text:p>
      <text:p text:style-name="P118"/>
      <text:p text:style-name="P127">Following the height example, if you are 120 cm or higher you can use the rollercoaster, if not (else) you can NOT.</text:p>
      <text:p text:style-name="P127"/>
      <text:p text:style-name="P127">Now if you are 120 or higher and you have 18 ages or more you will pay $12. If you are under 18 ages you will pay $7.</text:p>
      <text:p text:style-name="P118"/>
      <text:p text:style-name="P67">We will use nested if/else statements:</text:p>
      <text:p text:style-name="P118"/>
      <text:p text:style-name="P66"><draw:frame draw:style-name="fr1" draw:name="Image3" text:anchor-type="paragraph" svg:x="-0.443cm" svg:y="0.108cm" svg:width="11.515cm" svg:height="9.229cm" draw:z-index="2"><draw:image xlink:href="Pictures/100002010000041D0000034CA60FFA398B586DA1.png" xlink:type="simple" xlink:show="embed" xlink:actuate="onLoad" loext:mime-type="image/png"/></draw:frame><text:span text:style-name="T40"><text:s/></text:span><text:span text:style-name="T60">height = int(input("Tell me your heigh in cm: "))</text:span></text:p>
      <text:p text:style-name="P176"/>
      <text:p text:style-name="P199"><text:span text:style-name="T45">if </text:span><text:span text:style-name="T40">height &gt;= 120:</text:span></text:p>
      <text:p text:style-name="P176"><text:s text:c="3"/>print("You can ride the rollercoaster")</text:p>
      <text:p text:style-name="P176"><text:s text:c="3"/>age = int(input("What is your age: "))</text:p>
      <text:p text:style-name="P199"><text:span text:style-name="T40"><text:s/></text:span><text:span text:style-name="T45"><text:s text:c="2"/>if </text:span><text:span text:style-name="T40">age &gt;= 18:</text:span></text:p>
      <text:p text:style-name="P176"><text:s text:c="5"/>print("Please pay $12")</text:p>
      <text:p text:style-name="P199"><text:span text:style-name="T40"><text:s/></text:span><text:span text:style-name="T45"><text:s text:c="2"/>else</text:span><text:span text:style-name="T40">:</text:span></text:p>
      <text:p text:style-name="P176"><text:s text:c="5"/>print("Please pay $7")</text:p>
      <text:p text:style-name="P176"/>
      <text:p text:style-name="P182">else:</text:p>
      <text:p text:style-name="P176"><text:s text:c="2"/>print("Sorry, you have to grow taller.")</text:p>
      <text:p text:style-name="P176"/>
      <text:p text:style-name="P177"/>
      <text:p text:style-name="P118"/>
      <text:p text:style-name="P118"/>
      <text:p text:style-name="P118"/>
      <text:p text:style-name="P118"/>
      <text:p text:style-name="P118"><text:soft-page-break/></text:p>
      <text:p text:style-name="P153">If / elif /else:</text:p>
      <text:p text:style-name="P118"/>
      <text:p text:style-name="P128">If condition 1 is true do A</text:p>
      <text:p text:style-name="P128">If 1 is not true check if condition 2 is true and if so do B</text:p>
      <text:p text:style-name="P128"/>
      <text:p text:style-name="P128">Finally, if none of the conditions are true do the ELSE</text:p>
      <text:p text:style-name="P118"><draw:frame draw:style-name="fr1" draw:name="Image5" text:anchor-type="paragraph" svg:x="7.033cm" svg:y="0.432cm" svg:width="11.631cm" svg:height="9.063cm" draw:z-index="4"><draw:image xlink:href="Pictures/1000020100000448000003561B53AAF1049C8FBD.png" xlink:type="simple" xlink:show="embed" xlink:actuate="onLoad" loext:mime-type="image/png"/></draw:frame></text:p>
      <text:p text:style-name="P118"><draw:frame draw:style-name="fr1" draw:name="Image4" text:anchor-type="paragraph" svg:x="-0.325cm" svg:y="0.427cm" svg:width="6.779cm" svg:height="7.442cm" draw:z-index="3"><draw:image xlink:href="Pictures/10000201000002AD000002F08C06C38DB4BC7A22.png" xlink:type="simple" xlink:show="embed" xlink:actuate="onLoad" loext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9">Now we will check if you have the correct height. If you are under 120 cm, game over.</text:p>
      <text:p text:style-name="P129"/>
      <text:p text:style-name="P129">If you have the correct height you have to tell us your age:</text:p>
      <text:p text:style-name="P129"/>
      <text:p text:style-name="P129">If you are 18 or over you have to pay $12</text:p>
      <text:p text:style-name="P129">If you are between 12 and 18 you have to pay $7</text:p>
      <text:p text:style-name="P129"/>
      <text:p text:style-name="P129">And if you are not matching any of the above ages you have to pay $5.</text:p>
      <text:p text:style-name="P129"/>
      <text:p text:style-name="P177">height = int(input("Tell me your heigh in cm: "))</text:p>
      <text:p text:style-name="P118"/>
      <text:p text:style-name="P177">if height &gt;= 120:</text:p>
      <text:p text:style-name="P177"><text:s text:c="2"/>print("You can ride the rollercoaster")</text:p>
      <text:p text:style-name="P177"><text:s text:c="2"/>age = int(input("What is your age: "))</text:p>
      <text:p text:style-name="P177"><text:s text:c="2"/>if age &lt; 12:</text:p>
      <text:p text:style-name="P177"><text:s text:c="4"/>print("Please pay $5")</text:p>
      <text:p text:style-name="P177"><text:s text:c="2"/>elif age &gt;= 18:</text:p>
      <text:p text:style-name="P177"><text:s text:c="4"/>print("Please pay $12")</text:p>
      <text:p text:style-name="P177"><text:s text:c="2"/>else:</text:p>
      <text:p text:style-name="P177"><text:s text:c="4"/>print("Please pay $7 ") <text:s/></text:p>
      <text:p text:style-name="P177"/>
      <text:p text:style-name="P177">else:</text:p>
      <text:p text:style-name="P177"><text:s text:c="2"/>print("Sorry, you have to grow taller.")</text:p>
      <text:p text:style-name="P118"/>
      <text:p text:style-name="P118"/>
      <text:p text:style-name="P130"><text:soft-page-break/><text:a xlink:type="simple" xlink:href="https://repl.it/@jsc0/day-3-2-exercise#main.py" text:style-name="Internet_20_link" text:visited-style-name="Visited_20_Internet_20_Link">Exercise3.2</text:a> BMI Calculator 2</text:p>
      <text:p text:style-name="P130"/>
      <text:p text:style-name="P130">Ask for your height and weight.</text:p>
      <text:p text:style-name="P118"/>
      <text:p text:style-name="P130">If you are :</text:p>
      <text:p text:style-name="P181">Under 18.5 they are underweight</text:p>
      <text:p text:style-name="P181">Over 18.5 but below 25 they have a normal weight</text:p>
      <text:p text:style-name="P181">Over 25 but below 30 they are slightly overweight</text:p>
      <text:p text:style-name="P181">Over 30 but below 35 they are obese</text:p>
      <text:p text:style-name="P181">Above 35 they are clinically obese.</text:p>
      <text:p text:style-name="P118"/>
      <text:p text:style-name="P130">Print <text:span text:style-name="T61">the message in the solution highligting the medical condition.</text:span></text:p>
      <text:p text:style-name="P1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My solution:</text:p>
            <text:p text:style-name="P14"/>
            <text:p text:style-name="P192">height = float(input("enter your height in m: "))</text:p>
            <text:p text:style-name="P192">weight = float(input("enter your weight in kg: "))</text:p>
            <text:p text:style-name="P192"/>
            <text:p text:style-name="P192">bmi = round(weight / (height ** 2))</text:p>
            <text:p text:style-name="P192">start = "\033[1m"</text:p>
            <text:p text:style-name="P192">end = "\033[0;0m"</text:p>
            <text:p text:style-name="P192"/>
            <text:p text:style-name="P192">if bmi &lt; 18.5:</text:p>
            <text:p text:style-name="P192"><text:s text:c="2"/>print(f"Your BMI is {bmi},{start} you are underweight.{end}") <text:s/></text:p>
            <text:p text:style-name="P192"/>
            <text:p text:style-name="P192">elif bmi &gt;= 18.5:</text:p>
            <text:p text:style-name="P192"><text:s text:c="2"/>if bmi &lt; 25:</text:p>
            <text:p text:style-name="P192"><text:s text:c="4"/>print(f"Your BMI is {bmi},{start} you have a {start}normal weight.{end}")</text:p>
            <text:p text:style-name="P192"><text:s text:c="2"/>elif bmi &gt; 25:</text:p>
            <text:p text:style-name="P192"><text:s text:c="4"/>if bmi &lt; 30:</text:p>
            <text:p text:style-name="P192"><text:s text:c="6"/>print(f"Your BMI is {bmi}, you are {start}slightly. overweight.{end}")</text:p>
            <text:p text:style-name="P192"><text:s text:c="4"/>elif bmi &gt; 30:</text:p>
            <text:p text:style-name="P192"><text:s text:c="6"/>if bmi &lt;= 35:</text:p>
            <text:p text:style-name="P192"><text:s text:c="8"/>print(f"Your BMI is {bmi}, you are {start}obese.{end}") </text:p>
            <text:p text:style-name="P192"><text:s text:c="6"/>else:</text:p>
            <text:p text:style-name="P192"><text:s text:c="8"/>print(f"Your BMI is {bmi}, you are {start}clinically obese.{end}")</text:p>
            <text:p text:style-name="P192"/>
          </table:table-cell>
          <table:table-cell table:style-name="Table8.B1" office:value-type="string">
            <text:p text:style-name="P248">Teacher’<text:span text:style-name="T28">s</text:span> solution:</text:p>
            <text:p text:style-name="P302"/>
            <text:p text:style-name="P193">height = float(input("enter your height in m: "))</text:p>
            <text:p text:style-name="P193">weight = float(input("enter your weight in kg: "))</text:p>
            <text:p text:style-name="P193"/>
            <text:p text:style-name="P165">bmi = round(weight / (height ** 2))</text:p>
            <text:p text:style-name="P302"/>
            <text:p text:style-name="P302"/>
            <text:p text:style-name="P164">if bmi &lt; 18.5:</text:p>
            <text:p text:style-name="P164"><text:s text:c="2"/>print(f"Your BMI is {bmi}, you are underweight.") <text:s/></text:p>
            <text:p text:style-name="P164">elif bmi &lt; 25:</text:p>
            <text:p text:style-name="P164"><text:s text:c="2"/>print(f"Your BMI is {bmi}, you are normal weight.")</text:p>
            <text:p text:style-name="P164">elif bmi &lt; 30:</text:p>
            <text:p text:style-name="P164"><text:s text:c="2"/>print(f"Your BMI is {bmi}, you are overweight.")</text:p>
            <text:p text:style-name="P164">elif bmi &lt; 35:</text:p>
            <text:p text:style-name="P164"><text:s text:c="2"/>print(f"Your BMI is {bmi}, you are obese.") <text:s/></text:p>
            <text:p text:style-name="P164">else:</text:p>
            <text:p text:style-name="P164"><text:s text:c="2"/>print(f"Your BMI is {bmi}, you are clinically obese.") </text:p>
          </table:table-cell>
        </table:table-row>
        <table:table-row>
          <table:table-cell table:style-name="Table8.A2" office:value-type="string">
            <text:p text:style-name="P276">Result:</text:p>
            <text:p text:style-name="P268"/>
            <text:p text:style-name="P293">enter your height in m: 1.7</text:p>
            <text:p text:style-name="P293">enter your weight in kg: 70</text:p>
            <text:p text:style-name="P293">Your BMI is 24, you have a<text:span text:style-name="T7"> normal weight.</text:span></text:p>
            <text:p text:style-name="P320"/>
          </table:table-cell>
          <table:table-cell table:style-name="Table8.B2" office:value-type="string">
            <text:p text:style-name="P276">Result:</text:p>
            <text:p text:style-name="P293"/>
            <text:p text:style-name="P198"/>
          </table:table-cell>
        </table:table-row>
      </table:table>
      <text:p text:style-name="P119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31"><text:soft-page-break/><text:a xlink:type="simple" xlink:href="https://repl.it/@jsc0/day-3-3-exercise-1#main.py" text:style-name="Internet_20_link" text:visited-style-name="Visited_20_Internet_20_Link">Exercise 3.3</text:a></text:p>
      <text:p text:style-name="P118"/>
      <text:p text:style-name="P132">Type a year and tell me if it is a leap year or not, follow this rule:</text:p>
      <text:p text:style-name="P132"><draw:frame draw:style-name="fr1" draw:name="Image7" text:anchor-type="paragraph" svg:x="5.609cm" svg:y="0.418cm" svg:width="12.134cm" svg:height="9.01cm" draw:z-index="6"><draw:image xlink:href="Pictures/100002010000047600000350071D357E3CFEEC50.png" xlink:type="simple" xlink:show="embed" xlink:actuate="onLoad" loext:mime-type="image/png"/></draw:frame></text:p>
      <text:p text:style-name="P132">Example:</text:p>
      <text:p text:style-name="P132">2000 ÷ 4 = 500 (Leap)</text:p>
      <text:p text:style-name="P132">2000 ÷ 100 = 20 (Not Leap)</text:p>
      <text:p text:style-name="P132">2000 ÷ 400 = 5 (Leap!)</text:p>
      <text:p text:style-name="P121">-----</text:p>
      <text:p text:style-name="P121">2100 ÷ 4 = 525 (Leap)</text:p>
      <text:p text:style-name="P121">2100 ÷ 100 = 21 (Not Leap)</text:p>
      <text:p text:style-name="P121">2100 ÷ 400 = 5.25 (Not Leap)</text:p>
      <text:p text:style-name="P121"/>
      <text:p text:style-name="P121"/>
      <text:p text:style-name="P134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My solution:</text:p>
            <text:p text:style-name="P15"/>
            <text:p text:style-name="P194">year = int(input("Which year do you want to check? "))</text:p>
            <text:p text:style-name="P194"/>
            <text:p text:style-name="P194">year_4 = year % 4</text:p>
            <text:p text:style-name="P194">year_100 = year % 100</text:p>
            <text:p text:style-name="P194">year_400 = year % 400</text:p>
            <text:p text:style-name="P194"/>
            <text:p text:style-name="P194">if year_4 == 0 :</text:p>
            <text:p text:style-name="P194"><text:s text:c="2"/>if year_100 == 0:</text:p>
            <text:p text:style-name="P194"><text:s text:c="4"/>if year_400 == 0:</text:p>
            <text:p text:style-name="P194"><text:s text:c="6"/>print("Leap year.")</text:p>
            <text:p text:style-name="P194">else:</text:p>
            <text:p text:style-name="P194"><text:s text:c="2"/>print("Not leap year.")</text:p>
            <text:p text:style-name="P194"/>
          </table:table-cell>
          <table:table-cell table:style-name="Table9.B1" office:value-type="string">
            <text:p text:style-name="P249">Teacher’<text:span text:style-name="T28">s</text:span> solution:</text:p>
            <text:p text:style-name="P303"/>
            <text:p text:style-name="P166">year = int(input("Which year do you want to check? "))</text:p>
            <text:p text:style-name="P303"/>
            <text:p text:style-name="P167">if year % 4 == 0:</text:p>
            <text:p text:style-name="P167"><text:s text:c="3"/>if year % 100 == 0:</text:p>
            <text:p text:style-name="P167"><text:s text:c="5"/>if year % 400 == 0:</text:p>
            <text:p text:style-name="P167"><text:s text:c="7"/>print("Leap year.")</text:p>
            <text:p text:style-name="P167"><text:s text:c="5"/>else:</text:p>
            <text:p text:style-name="P167"><text:s text:c="7"/>print("Not leap year.") <text:s/></text:p>
            <text:p text:style-name="P167"><text:s text:c="3"/>else:</text:p>
            <text:p text:style-name="P167"><text:s text:c="5"/>print("Leap year.") <text:s/></text:p>
            <text:p text:style-name="P167">else:</text:p>
            <text:p text:style-name="P167"><text:s text:c="2"/>print("Not leap year.")</text:p>
          </table:table-cell>
        </table:table-row>
        <table:table-row>
          <table:table-cell table:style-name="Table9.A2" office:value-type="string">
            <text:p text:style-name="P277">Result:</text:p>
            <text:p text:style-name="P269"/>
            <text:p text:style-name="P294">Which year do you want to check? <text:span text:style-name="T7">2002</text:span></text:p>
            <text:p text:style-name="P294">Not leap year.</text:p>
            <text:p text:style-name="P321">---</text:p>
            <text:p text:style-name="P257">Which year do you want to check? <text:span text:style-name="T7">2000</text:span></text:p>
            <text:p text:style-name="P257">Leap year.</text:p>
            <text:p text:style-name="P257"/>
          </table:table-cell>
          <table:table-cell table:style-name="Table9.B2" office:value-type="string">
            <text:p text:style-name="P277">Result:</text:p>
            <text:p text:style-name="P294"/>
            <text:p text:style-name="P295">Which year do you want to check? <text:span text:style-name="T7">2002</text:span></text:p>
            <text:p text:style-name="P295">Not leap year.</text:p>
            <text:p text:style-name="P322">---</text:p>
            <text:p text:style-name="P258">Which year do you want to check? <text:span text:style-name="T7">2000</text:span></text:p>
            <text:p text:style-name="P258">Leap year.</text:p>
            <text:p text:style-name="P295"/>
          </table:table-cell>
        </table:table-row>
      </table:table>
      <text:p text:style-name="P120"/>
      <text:p text:style-name="P120"/>
      <text:p text:style-name="P118"/>
      <text:p text:style-name="P118"/>
      <text:p text:style-name="P118"/>
      <text:p text:style-name="P118"/>
      <text:p text:style-name="P118"/>
      <text:p text:style-name="P338"><text:soft-page-break/></text:p>
      <text:p text:style-name="P338"/>
      <text:p text:style-name="P116"/>
      <text:p text:style-name="P82">Multiple If Statements in Succession:</text:p>
      <text:p text:style-name="P122"/>
      <text:p text:style-name="P118"><draw:frame draw:style-name="fr1" draw:name="Image6" text:anchor-type="paragraph" svg:x="0.023cm" svg:y="0.439cm" svg:width="10.739cm" svg:height="5.131cm" draw:z-index="5"><draw:image xlink:href="Pictures/10000201000005EF000002D6CB7738DF7FD08C99.png" xlink:type="simple" xlink:show="embed" xlink:actuate="onLoad" loext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Until now with if / elif /else only one of the conditions will be executed.</text:p>
      <text:p text:style-name="P133">But with Multiple if all will be executed if all of them are true.</text:p>
      <text:p text:style-name="P118"><draw:frame draw:style-name="fr1" draw:name="Image8" text:anchor-type="paragraph" svg:x="0.06cm" svg:y="0.203cm" svg:width="10.462cm" svg:height="15.161cm" draw:z-index="7"><draw:image xlink:href="Pictures/100002010000021400000303455AA55FC0444405.png" xlink:type="simple" xlink:show="embed" xlink:actuate="onLoad" loext:mime-type="image/png"/></draw:frame></text:p>
      <text:p text:style-name="P118"><text:s/><text:span text:style-name="T63">Using the previous rollercoaster code:</text:span></text:p>
      <text:p text:style-name="P118"/>
      <text:p text:style-name="P178">height = int(input("Tell me your heigh in cm: "))</text:p>
      <text:p text:style-name="P123"/>
      <text:p text:style-name="P178">if height &gt;= 120:</text:p>
      <text:p text:style-name="P178"><text:s text:c="2"/>print("You can ride the rollercoaster")</text:p>
      <text:p text:style-name="P178"><text:s text:c="2"/>age = int(input("What is your age: "))</text:p>
      <text:p text:style-name="P178"><text:s text:c="2"/>if age &lt; 12:</text:p>
      <text:p text:style-name="P178"><text:s text:c="4"/>print("Please pay $5")</text:p>
      <text:p text:style-name="P178"><text:s text:c="2"/>elif age &gt;= 18:</text:p>
      <text:p text:style-name="P178"><text:s text:c="4"/>print("Please pay $12")</text:p>
      <text:p text:style-name="P178"><text:s text:c="2"/>else:</text:p>
      <text:p text:style-name="P178"><text:s text:c="4"/>print("Please pay $7 ") <text:s/></text:p>
      <text:p text:style-name="P178"/>
      <text:p text:style-name="P178">else:</text:p>
      <text:p text:style-name="P178"><text:s text:c="2"/>print("Sorry, you have to grow taller.")</text:p>
      <text:p text:style-name="P118"><text:s/></text:p>
      <text:p text:style-name="P118"><text:s text:c="2"/></text:p>
      <text:p text:style-name="P135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4"/>
      <text:p text:style-name="P136"><text:soft-page-break/>Add into it the option to pay for the photo taken or not and if so add $3 to the final bill:</text:p>
      <text:p text:style-name="P136"/>
      <text:p text:style-name="P177">height = int(input("Tell me your heigh in cm: "))</text:p>
      <text:p text:style-name="P177"/>
      <text:p text:style-name="P183">bill = 0</text:p>
      <text:p text:style-name="P177"/>
      <text:p text:style-name="P177">if height &gt;= 120:</text:p>
      <text:p text:style-name="P177"><text:s text:c="2"/>print("You can ride the rollercoaster")</text:p>
      <text:p text:style-name="P177"><text:s text:c="2"/></text:p>
      <text:p text:style-name="P177"><text:s text:c="2"/>age = int(input("What is your age: "))</text:p>
      <text:p text:style-name="P177"><text:s text:c="2"/>if age &lt; 12:</text:p>
      <text:p text:style-name="P177"><text:s text:c="4"/>print("Child tickets are $5")</text:p>
      <text:p text:style-name="P177"><text:s text:c="3"/><text:span text:style-name="T7"><text:s/>bill = 5</text:span></text:p>
      <text:p text:style-name="P177"><text:s text:c="2"/>elif age &gt;= 18:</text:p>
      <text:p text:style-name="P177"><text:s text:c="4"/>print("Adult tickets are <text:s/>$12")</text:p>
      <text:p text:style-name="P177"><text:s text:c="4"/><text:span text:style-name="T7">bill = 12</text:span></text:p>
      <text:p text:style-name="P177"><text:s text:c="2"/>else:</text:p>
      <text:p text:style-name="P177"><text:s text:c="4"/>print("Youth tickets are $7 ")</text:p>
      <text:p text:style-name="P177"><text:s text:c="4"/><text:span text:style-name="T7">bill = 7</text:span></text:p>
      <text:p text:style-name="P177"><text:s text:c="2"/>photo = (input("Do you want the photo taken? Y or N: "))</text:p>
      <text:p text:style-name="P177"><text:s text:c="2"/><text:span text:style-name="T7">if photo == "Y":</text:span></text:p>
      <text:p text:style-name="P183"><text:s text:c="4"/>bill += 3</text:p>
      <text:p text:style-name="P177"><text:s text:c="2"/>print(f"Your final bill is ${bill}")</text:p>
      <text:p text:style-name="P177">else:</text:p>
      <text:p text:style-name="P177"><text:s text:c="2"/>print("Sorry, you have to grow taller.")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25"/>
      <text:p text:style-name="P154"><text:soft-page-break/>Exercise 3.4:<text:span text:style-name="T10"> </text:span><text:span text:style-name="T19">Ordering pizza.</text:span></text:p>
      <text:p text:style-name="P137"/>
      <text:p text:style-name="P138">Ask for the size, S, M or L</text:p>
      <text:p text:style-name="P138">Ask if you whant to add extra peperoni: + $2 for S and <text:s/>+ $3 for M and L</text:p>
      <text:p text:style-name="P138">Ask if you want extra cheese: +$1 to all sizes.</text:p>
      <text:p text:style-name="P12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4">My solution:</text:p>
            <text:p text:style-name="P16"/>
            <text:p text:style-name="P179">print("Welcome to Python Pizza Delivieries!\n")</text:p>
            <text:p text:style-name="P179"/>
            <text:p text:style-name="P179">pizza = input("What size pizza do you want? S, M or L: ")</text:p>
            <text:p text:style-name="P179">bill = 0</text:p>
            <text:p text:style-name="P179"/>
            <text:p text:style-name="P179">if pizza == "S":</text:p>
            <text:p text:style-name="P179"><text:s text:c="2"/>bill += 15</text:p>
            <text:p text:style-name="P179">if pizza == "M":</text:p>
            <text:p text:style-name="P179"><text:s text:c="2"/>bill += 20</text:p>
            <text:p text:style-name="P179">if pizza == "L":</text:p>
            <text:p text:style-name="P179"><text:s text:c="2"/>bill += 25</text:p>
            <text:p text:style-name="P179"/>
            <text:p text:style-name="P179">peperoni = input("Do you want peperoni? Y or N: ")</text:p>
            <text:p text:style-name="P179"/>
            <text:p text:style-name="P179">if peperoni == "Y":</text:p>
            <text:p text:style-name="P179"><text:s text:c="2"/>if pizza == "S":</text:p>
            <text:p text:style-name="P179"><text:s text:c="4"/>bill += 2</text:p>
            <text:p text:style-name="P179"><text:s text:c="2"/>if pizza == "M" or pizza == "L":</text:p>
            <text:p text:style-name="P179"><text:s text:c="4"/>bill += 3 </text:p>
            <text:p text:style-name="P179"/>
            <text:p text:style-name="P179">cheese = input("Do you want extra cheese? Y or N: ")</text:p>
            <text:p text:style-name="P179"/>
            <text:p text:style-name="P179">if cheese == "Y":</text:p>
            <text:p text:style-name="P179"><text:s text:c="2"/>bill += 1</text:p>
            <text:p text:style-name="P179"/>
            <text:p text:style-name="P179">print(f"Your bill is ${bill}")</text:p>
            <text:p text:style-name="P195"/>
          </table:table-cell>
          <table:table-cell table:style-name="Table10.B1" office:value-type="string">
            <text:p text:style-name="P250">Teacher’<text:span text:style-name="T28">s</text:span> solution:</text:p>
            <text:p text:style-name="P304"/>
            <text:p text:style-name="P168">print("Welcome to Python Pizza Deliveries!")</text:p>
            <text:p text:style-name="P168">size = input("What size pizza do you want? S, M, or L ")</text:p>
            <text:p text:style-name="P168">add_pepperoni = input("Do you want pepperoni? Y or N ")</text:p>
            <text:p text:style-name="P168">extra_cheese = input("Do you want extra cheese? Y or N ")</text:p>
            <text:p text:style-name="P168"/>
            <text:p text:style-name="P168">bill = 0</text:p>
            <text:p text:style-name="P168"/>
            <text:p text:style-name="P168">if size == "S":</text:p>
            <text:p text:style-name="P168"><text:s text:c="2"/>bill += 15</text:p>
            <text:p text:style-name="P168">elif size == "M":</text:p>
            <text:p text:style-name="P168"><text:s text:c="2"/>bill += 20</text:p>
            <text:p text:style-name="P168">else:</text:p>
            <text:p text:style-name="P168"><text:s text:c="2"/>bill += 25</text:p>
            <text:p text:style-name="P168"/>
            <text:p text:style-name="P168">if add_pepperoni == "Y":</text:p>
            <text:p text:style-name="P168"><text:s text:c="2"/>if size == "S":</text:p>
            <text:p text:style-name="P168"><text:s text:c="4"/>bill += 2</text:p>
            <text:p text:style-name="P168"><text:s text:c="2"/>else:</text:p>
            <text:p text:style-name="P168"><text:s text:c="4"/>bill += 3</text:p>
            <text:p text:style-name="P168"><text:s text:c="4"/></text:p>
            <text:p text:style-name="P168">if extra_cheese == "Y":</text:p>
            <text:p text:style-name="P168"><text:s text:c="2"/>bill += 1</text:p>
            <text:p text:style-name="P168"><text:s text:c="2"/></text:p>
            <text:p text:style-name="P168">print(f"Your final bill is: ${bill}.")</text:p>
          </table:table-cell>
        </table:table-row>
        <table:table-row>
          <table:table-cell table:style-name="Table10.A2" office:value-type="string">
            <text:p text:style-name="P278">Result:</text:p>
            <text:p text:style-name="P259">Welcome to Python Pizza Delivieries!</text:p>
            <text:p text:style-name="P259"/>
            <text:p text:style-name="P259">What size pizza do you want? S, M or L: L</text:p>
            <text:p text:style-name="P259">Do you want peperoni? Y or N: Y</text:p>
            <text:p text:style-name="P259">Do you want cheese? Y or N: Y</text:p>
            <text:p text:style-name="P259">Your bill is $29</text:p>
          </table:table-cell>
          <table:table-cell table:style-name="Table10.B2" office:value-type="string">
            <text:p text:style-name="P278">Result:</text:p>
            <text:p text:style-name="P296"/>
            <text:p text:style-name="P298">Welcome to Python Pizza Deliveries!</text:p>
            <text:p text:style-name="P298">What size pizza do you want? S, M, or L M</text:p>
            <text:p text:style-name="P298">Do you want pepperoni? Y or N Y</text:p>
            <text:p text:style-name="P298">Do you want extra cheese? Y or N Y</text:p>
            <text:p text:style-name="P298">Your final bill is: $24.</text:p>
            <text:p text:style-name="P296"/>
          </table:table-cell>
        </table:table-row>
      </table:table>
      <text:p text:style-name="P125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5"/>
      <text:p text:style-name="P339"><text:soft-page-break/></text:p>
      <text:p text:style-name="P339"/>
      <text:p text:style-name="P117"/>
      <text:p text:style-name="P83">Logical Operators:</text:p>
      <text:p text:style-name="P118"/>
      <text:p text:style-name="P139"><text:span text:style-name="T7">AND</text:span>: Both have to be true → <text:s/>a AND b. If one of the is false then the result is false.</text:p>
      <text:p text:style-name="P139">a = 12</text:p>
      <text:p text:style-name="P139">a &gt; 15 → false</text:p>
      <text:p text:style-name="P139">a &gt; 10 → true</text:p>
      <text:p text:style-name="P139">a &gt; 10 <text:span text:style-name="T7">and</text:span> a &lt; 13 → true</text:p>
      <text:p text:style-name="P139"/>
      <text:p text:style-name="P155">OR: <text:s/><text:span text:style-name="T20">If one or both are true, the it’s true. Only when both are false will be evaluate to false.</text:span></text:p>
      <text:p text:style-name="P118"/>
      <text:p text:style-name="P141"><text:span text:style-name="T7">NOT</text:span>: Reverses the conditon. If the condition is false then becames true and if is true becames false.</text:p>
      <text:p text:style-name="P140">a = 12</text:p>
      <text:p text:style-name="P140">a &gt; 15 <text:s/>→<text:span text:style-name="T64"> false</text:span></text:p>
      <text:p text:style-name="P142">not a &gt; 15 <text:s/>→ true <text:s/>,is reversing it.</text:p>
      <text:p text:style-name="P118"/>
      <text:p text:style-name="P118"/>
      <text:p text:style-name="P156">Roller coaster exercise:</text:p>
      <text:p text:style-name="P143">Add the ages between 45 and 55. If you age is equal or higher than 45 or equal or lower than 55 then the condition will evaluate to true.</text:p>
      <text:p text:style-name="P118"/>
      <text:p text:style-name="P180">height = int(input("Tell me your heigh in cm: "))</text:p>
      <text:p text:style-name="P180"/>
      <text:p text:style-name="P180">bill = 0</text:p>
      <text:p text:style-name="P180"/>
      <text:p text:style-name="P180">if height &gt;= 120:</text:p>
      <text:p text:style-name="P180"><text:s text:c="2"/>print("You can ride the rollercoaster")</text:p>
      <text:p text:style-name="P180"><text:s text:c="2"/></text:p>
      <text:p text:style-name="P180"><text:s text:c="2"/>age = int(input("What is your age: "))</text:p>
      <text:p text:style-name="P180"><text:s text:c="2"/>if age &lt; 12:</text:p>
      <text:p text:style-name="P180"><text:s text:c="4"/>print("Child tickets are $5")</text:p>
      <text:p text:style-name="P180"><text:s text:c="4"/>bill = 5</text:p>
      <text:p text:style-name="P180"><text:s text:c="2"/>elif age &gt;= 45<text:span text:style-name="T9"> or</text:span><text:span text:style-name="T50"> </text:span>age &gt;= 55:</text:p>
      <text:p text:style-name="P180"><text:s text:c="4"/>bill += 0 <text:s/></text:p>
      <text:p text:style-name="P180"><text:s text:c="2"/>elif age &gt;= 18:</text:p>
      <text:p text:style-name="P180"><text:s text:c="4"/>print("Adult tickets are <text:s/>$12")</text:p>
      <text:p text:style-name="P180"><text:s text:c="4"/>bill = 12</text:p>
      <text:p text:style-name="P180"><text:s text:c="2"/>else:</text:p>
      <text:p text:style-name="P180"><text:s text:c="4"/>print("Youth tickets are $7 ")</text:p>
      <text:p text:style-name="P180"><text:s text:c="4"/>bill = 7</text:p>
      <text:p text:style-name="P180"><text:s text:c="2"/>photo = (input("Do you want the photo taken? Y or N: "))</text:p>
      <text:p text:style-name="P180"><text:s text:c="2"/>if photo == "Y":</text:p>
      <text:p text:style-name="P180"><text:s text:c="4"/>bill += 3</text:p>
      <text:p text:style-name="P180"><text:s text:c="2"/>print(f"Your final bill is ${bill}")</text:p>
      <text:p text:style-name="P180">else:</text:p>
      <text:p text:style-name="P180"><text:s text:c="2"/>print("Sorry, you have to grow taller.")</text:p>
      <text:p text:style-name="P118"/>
      <text:p text:style-name="P356"/>
      <text:p text:style-name="P357"/>
      <text:p text:style-name="P348"/>
      <text:p text:style-name="P353"><text:span text:style-name="T26">L</text:span><text:span text:style-name="T27">ove calculator, Day 3.5</text:span></text:p>
      <text:p text:style-name="P347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355">My solution:</text:p>
            <text:p text:style-name="P361"/>
            <text:p text:style-name="P361">print("Welcome to the Love Calculator!")</text:p>
            <text:p text:style-name="P196">name1 = input("What is your name? \n")</text:p>
            <text:p text:style-name="P196">name2 = input("What is their name? \n")</text:p>
            <text:p text:style-name="P196"/>
            <text:p text:style-name="P344"># Convert the names to lowercase</text:p>
            <text:p text:style-name="P196">name1 = name1.lower()</text:p>
            <text:p text:style-name="P196">name2 = name2.lower()</text:p>
            <text:p text:style-name="P196"/>
            <text:p text:style-name="P344"># See name1 match with leters on "true"</text:p>
            <text:p text:style-name="P196">name_t = name1.count("t")</text:p>
            <text:p text:style-name="P196">name_r = name1.count("r")</text:p>
            <text:p text:style-name="P196">name_u = name1.count("u")</text:p>
            <text:p text:style-name="P196">name_e = name1.count("e")</text:p>
            <text:p text:style-name="P196"/>
            <text:p text:style-name="P344"># Sum up all name1 variables</text:p>
            <text:p text:style-name="P196">name1 = name_t + name_r + name_u + name_e</text:p>
            <text:p text:style-name="P196"/>
            <text:p text:style-name="P344"># Convert name1 into a string for later concatenation</text:p>
            <text:p text:style-name="P196">name1 = str(name1)</text:p>
            <text:p text:style-name="P196"/>
            <text:p text:style-name="P344"># See name2 match with leters on "love"</text:p>
            <text:p text:style-name="P196">name_l = name2.count("l")</text:p>
            <text:p text:style-name="P196">name_o = name2.count("o")</text:p>
            <text:p text:style-name="P196">name_v = name2.count("v")</text:p>
            <text:p text:style-name="P196">name_e = name2.count("e")</text:p>
            <text:p text:style-name="P196"/>
            <text:p text:style-name="P344"># Sum up all name2 variables</text:p>
            <text:p text:style-name="P196">name2 = name_l + name_o + name_v+ name_e</text:p>
            <text:p text:style-name="P196"/>
            <text:p text:style-name="P344"># Convert name<text:span text:style-name="T65">2</text:span> into a string for later concatenation</text:p>
            <text:p text:style-name="P196">name2 = str(name2)</text:p>
            <text:p text:style-name="P196"/>
            <text:p text:style-name="P344"># <text:span text:style-name="T65">S</text:span>tore its <text:span text:style-name="T65">v</text:span>alue<text:span text:style-name="T65">s</text:span> in the variable</text:p>
            <text:p text:style-name="P196">both = name1 + name2</text:p>
            <text:p text:style-name="P196"/>
            <text:p text:style-name="P344"># Convert both to int</text:p>
            <text:p text:style-name="P196">both_int = int(both)</text:p>
            <text:p text:style-name="P196"/>
            <text:p text:style-name="P345"># If/elif/else statement</text:p>
            <text:p text:style-name="P196">if both_int &lt;10 or both_int &lt;90:</text:p>
            <text:p text:style-name="P196"><text:s text:c="2"/>print(f"Your score is {both_int}, you go together like coke and mentos.")</text:p>
            <text:p text:style-name="P196"/>
            <text:p text:style-name="P196">elif both_int &gt;=40 and both_int &lt;=50:</text:p>
            <text:p text:style-name="P196"><text:s text:c="2"/>print(f"Your score is {both_int}, you are alright together.")</text:p>
            <text:p text:style-name="P196"/>
            <text:p text:style-name="P196">else:</text:p>
            <text:p text:style-name="P196"><text:s text:c="2"/>print(f"Your score is {both_int}")</text:p>
          </table:table-cell>
          <table:table-cell table:style-name="Table11.B1" office:value-type="string">
            <text:p text:style-name="P251">Teacher’<text:span text:style-name="T28">s</text:span> solution:</text:p>
            <text:p text:style-name="P305"/>
            <text:p text:style-name="P305">print("Welcome to the Love Calculator!")</text:p>
            <text:p text:style-name="P305"/>
            <text:p text:style-name="P343">name1 = input("What is your name? \n")</text:p>
            <text:p text:style-name="P346">name2 = input("What is their name? \n")</text:p>
            <text:p text:style-name="P305"/>
            <text:p text:style-name="P305">combined_names = name1 + name2</text:p>
            <text:p text:style-name="P305"/>
            <text:p text:style-name="P305">lower_names = combined_names.lower()</text:p>
            <text:p text:style-name="P305"/>
            <text:p text:style-name="P305">t = lower_names.count("t")</text:p>
            <text:p text:style-name="P305">r = lower_names.count("r")</text:p>
            <text:p text:style-name="P305">u = lower_names.count("u")</text:p>
            <text:p text:style-name="P305">e = lower_names.count("e")</text:p>
            <text:p text:style-name="P305"/>
            <text:p text:style-name="P305">first_digit = t + r + u + e</text:p>
            <text:p text:style-name="P305"/>
            <text:p text:style-name="P305">l = lower_names.count("l")</text:p>
            <text:p text:style-name="P305">o = lower_names.count("o")</text:p>
            <text:p text:style-name="P305">v = lower_names.count("v")</text:p>
            <text:p text:style-name="P305">e = lower_names.count("e")</text:p>
            <text:p text:style-name="P305"/>
            <text:p text:style-name="P305">second_digit = l + o + v + e</text:p>
            <text:p text:style-name="P305"/>
            <text:p text:style-name="P305">score = int(str(first_digit) + str(second_digit))</text:p>
            <text:p text:style-name="P305"/>
            <text:p text:style-name="P305">if (score &lt; 10) or (score &gt; 90):</text:p>
            <text:p text:style-name="P305"><text:s text:c="2"/>print(f"Your score is {score}, you go together like coke and mentos.")</text:p>
            <text:p text:style-name="P305">elif (score &gt;= 40) and (score &lt;= 50):</text:p>
            <text:p text:style-name="P305"><text:s text:c="2"/>print(f"Your score is {score}, you are alright together.")</text:p>
            <text:p text:style-name="P305">else:</text:p>
            <text:p text:style-name="P305"><text:s text:c="2"/>print(f"Your score is {score}.")</text:p>
          </table:table-cell>
        </table:table-row>
        <table:table-row>
          <table:table-cell table:style-name="Table11.A2" office:value-type="string">
            <text:p text:style-name="P279">Result:</text:p>
            <text:p text:style-name="P260">Welcome to the Love Calculator!</text:p>
            <text:p text:style-name="P260">What is your name? </text:p>
            <text:p text:style-name="P359">otto eastr</text:p>
            <text:p text:style-name="P260">What is their name? </text:p>
            <text:p text:style-name="P359">Paco Alves</text:p>
            <text:p text:style-name="P260">Your score is 54, you go together like coke and mentos.</text:p>
          </table:table-cell>
          <table:table-cell table:style-name="Table11.B2" office:value-type="string">
            <text:p text:style-name="P279">Result:</text:p>
            <text:p text:style-name="P363">Welcome to the Love Calculator!</text:p>
            <text:p text:style-name="P297">What is your name? </text:p>
            <text:p text:style-name="P297">otto eastr</text:p>
            <text:p text:style-name="P297">What is their name? </text:p>
            <text:p text:style-name="P297">Paco Alves</text:p>
            <text:p text:style-name="P364"><text:span text:style-name="T66">Your score is 67.</text:span></text:p>
            <text:p text:style-name="P297"/>
          </table:table-cell>
        </table:table-row>
      </table:table>
      <text:p text:style-name="P126"/>
      <text:p text:style-name="P118"/>
      <text:p text:style-name="P354"><text:soft-page-break/>Explanation:</text:p>
      <text:p text:style-name="P118"/>
      <text:p text:style-name="P349">Type two names, with surnames if you want.</text:p>
      <text:p text:style-name="P349"/>
      <text:p text:style-name="P349">Concatenate them to form a single line and make it lowercase.</text:p>
      <text:p text:style-name="P349"/>
      <text:p text:style-name="P349">Check how much times are appearing the same leters inside the single line and in the word “true” and the word “love”</text:p>
      <text:p text:style-name="P349"/>
      <text:p text:style-name="P351">Sum up the matches for true and store its value in a variable, can call it first_digit</text:p>
      <text:p text:style-name="P351">Do the same for love and store it in second_digit. <text:s/>Both variables are integers</text:p>
      <text:p text:style-name="P351"/>
      <text:p text:style-name="P351">Concatenate both variables in order to store its value in a new variable called “score”</text:p>
      <text:p text:style-name="P351">You have to convert the to variables to a string then sum up, then convert to integer:</text:p>
      <text:p text:style-name="P351"><text:tab/>int(str(first_digit) + str(second_digit))</text:p>
      <text:p text:style-name="P349"/>
      <text:p text:style-name="P350"><text:span text:style-name="T67">Lastly use an if/elif/else statement to show results depending on the conditions we want.</text:span></text:p>
      <text:p text:style-name="P350"/>
      <text:p text:style-name="P350"><text:span text:style-name="T8">What I did:</text:span> </text:p>
      <text:p text:style-name="P352">I’ve followed the same logic, except that I’ve missunderstood the exercise a little bit. </text:p>
      <text:p text:style-name="P352"/>
      <text:p text:style-name="P352">Instead of adding the first name and second name all toguether and then sum them up, I did it separatelly, name1 has been only calculated with “true” and name2 has been only calculated with “love”.</text:p>
      <text:p text:style-name="P352"/>
      <text:p text:style-name="P352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3-23T12:05:10.790271444</dc:date>
    <meta:editing-duration>PT23H41M5S</meta:editing-duration>
    <meta:editing-cycles>185</meta:editing-cycles>
    <meta:document-statistic meta:table-count="11" meta:image-count="8" meta:object-count="0" meta:page-count="23" meta:paragraph-count="743" meta:word-count="4505" meta:character-count="24391" meta:non-whitespace-character-count="20114"/>
  </office:meta>
</office:document-meta>
</file>